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609cm" svg:height="9.343cm" svg:x="3.138cm" svg:y="14.921cm">
            <draw:object draw:notify-on-update-of-ranges="Hoja1.A2:Hoja1.A31 Hoja1.B1:Hoja1.B1 Hoja1.B2:Hoja1.B31 Hoja1.E1:Hoja1.E1 Hoja1.E2:Hoja1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99cm" svg:height="8.886cm" svg:x="20.33cm" svg:y="14.921cm">
            <draw:object draw:notify-on-update-of-ranges="Hoja1.A2:Hoja1.A31 Hoja1.F1:Hoja1.F1 Hoja1.F2:Hoja1.F31 Hoja1.I1:Hoja1.I1 Hoja1.I2:Hoja1.I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738cm" svg:height="8.853cm" svg:x="20.359cm" svg:y="24.51cm">
            <draw:object draw:notify-on-update-of-ranges="Hoja1.A2:Hoja1.A31 Hoja1.N1:Hoja1.N1 Hoja1.N2:Hoja1.N31 Hoja1.Q1:Hoja1.Q1 Hoja1.Q2:Hoja1.Q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.58cm" svg:height="9.326cm" svg:x="3.112cm" svg:y="24.485cm">
            <draw:object draw:notify-on-update-of-ranges="Hoja1.A2:Hoja1.A31 Hoja1.J1:Hoja1.J1 Hoja1.J2:Hoja1.J31 Hoja1.M1:Hoja1.M1 Hoja1.M2:Hoja1.M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5.999cm" svg:height="8.999cm" svg:x="36.766cm" svg:y="14.976cm">
            <draw:object draw:notify-on-update-of-ranges="Hoja1.A2:Hoja1.A31 Hoja1.J1:Hoja1.J1 Hoja1.J2:Hoja1.J31 Hoja1.N1:Hoja1.N1 Hoja1.N2:Hoja1.N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2" table:number-columns-repeated="3" table:default-cell-style-name="ce3"/>
        <table:table-column table:style-name="co5" table:default-cell-style-name="ce3"/>
        <table:table-column table:style-name="co2" table:number-columns-repeated="3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Tamaño del vector</text:p>
          </table:table-cell>
          <table:table-cell table:style-name="ce1" office:value-type="string" calcext:value-type="string">
            <text:p>Ej2.1.1</text:p>
          </table:table-cell>
          <table:table-cell table:style-name="ce1" office:value-type="string" calcext:value-type="string">
            <text:p>O(n³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Ej2.1.2</text:p>
          </table:table-cell>
          <table:table-cell table:style-name="ce1" office:value-type="string" calcext:value-type="string">
            <text:p>O(n²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O(n*log2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  <table:table-cell table:style-name="ce1" office:value-type="string" calcext:value-type="string">
            <text:p>HeapSort</text:p>
          </table:table-cell>
          <table:table-cell table:style-name="ce1" office:value-type="string" calcext:value-type="string">
            <text:p>O(n*log2(n))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 teórico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622" calcext:value-type="float">
            <text:p>622</text:p>
          </table:table-cell>
          <table:table-cell table:formula="of:=[.A2]^3" office:value-type="float" office:value="1000000000" calcext:value-type="float">
            <text:p>1000000000</text:p>
          </table:table-cell>
          <table:table-cell table:formula="of:=[.B2]/[.C2]" office:value-type="float" office:value="0.000000622" calcext:value-type="float">
            <text:p>0,000000622</text:p>
          </table:table-cell>
          <table:table-cell table:formula="of:=[.$D$32]*[.C2]" office:value-type="float" office:value="82.55852812353" calcext:value-type="float">
            <text:p>82,55852812353</text:p>
          </table:table-cell>
          <table:table-cell table:style-name="ce2" office:value-type="float" office:value="294" calcext:value-type="float">
            <text:p>294</text:p>
          </table:table-cell>
          <table:table-cell table:style-name="ce2" table:formula="of:=[.A2]^2" office:value-type="float" office:value="1000000" calcext:value-type="float">
            <text:p>1000000</text:p>
          </table:table-cell>
          <table:table-cell table:style-name="ce2" table:formula="of:=[.F2]/[.G2]" office:value-type="float" office:value="0.000294" calcext:value-type="float">
            <text:p>0,000294</text:p>
          </table:table-cell>
          <table:table-cell table:style-name="ce2" table:formula="of:=[.$H$32]*[.G2]" office:value-type="float" office:value="316.61110299297" calcext:value-type="float">
            <text:p>316,61110299297</text:p>
          </table:table-cell>
          <table:table-cell office:value-type="float" office:value="77" calcext:value-type="float">
            <text:p>77</text:p>
          </table:table-cell>
          <table:table-cell table:style-name="ce2" table:formula="of:=[.A2]*LOG([.A2];2)" office:value-type="float" office:value="9965.78428466209" calcext:value-type="float">
            <text:p>9965,78428466209</text:p>
          </table:table-cell>
          <table:table-cell table:style-name="ce2" table:formula="of:=[.J2]/[.K2]" office:value-type="float" office:value="0.00772643655537552" calcext:value-type="float">
            <text:p>0,00772643655537552</text:p>
          </table:table-cell>
          <table:table-cell table:style-name="ce2" table:formula="of:=[.$L$32]*[.K2]" office:value-type="float" office:value="186.292585736891" calcext:value-type="float">
            <text:p>186,292585736891</text:p>
          </table:table-cell>
          <table:table-cell office:value-type="float" office:value="319" calcext:value-type="float">
            <text:p>319</text:p>
          </table:table-cell>
          <table:table-cell table:style-name="ce2" table:formula="of:=[.A2]*LOG([.A2];2)" office:value-type="float" office:value="9965.78428466209" calcext:value-type="float">
            <text:p>9965,78428466209</text:p>
          </table:table-cell>
          <table:table-cell table:style-name="ce2" table:formula="of:=[.N2]/[.O2]" office:value-type="float" office:value="0.03200952287227" calcext:value-type="float">
            <text:p>0,03200952287227</text:p>
          </table:table-cell>
          <table:table-cell table:style-name="ce2" table:formula="of:=[.$P$32]*[.O2]" office:value-type="float" office:value="346.817580394768" calcext:value-type="float">
            <text:p>346,817580394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30" calcext:value-type="float">
            <text:p>2330</text:p>
          </table:table-cell>
          <table:table-cell table:formula="of:=[.A3]^3" office:value-type="float" office:value="8000000000" calcext:value-type="float">
            <text:p>8000000000</text:p>
          </table:table-cell>
          <table:table-cell table:formula="of:=[.B3]/[.C3]" office:value-type="float" office:value="0.00000029125" calcext:value-type="float">
            <text:p>0,00000029125</text:p>
          </table:table-cell>
          <table:table-cell table:formula="of:=[.$D$32]*[.C3]" office:value-type="float" office:value="660.46822498824" calcext:value-type="float">
            <text:p>660,46822498824</text:p>
          </table:table-cell>
          <table:table-cell office:value-type="float" office:value="1293" calcext:value-type="float">
            <text:p>1293</text:p>
          </table:table-cell>
          <table:table-cell table:formula="of:=[.A3]^2" office:value-type="float" office:value="4000000" calcext:value-type="float">
            <text:p>4000000</text:p>
          </table:table-cell>
          <table:table-cell table:formula="of:=[.F3]/[.G3]" office:value-type="float" office:value="0.00032325" calcext:value-type="float">
            <text:p>0,00032325</text:p>
          </table:table-cell>
          <table:table-cell table:formula="of:=[.$H$32]*[.G3]" office:value-type="float" office:value="1266.44441197188" calcext:value-type="float">
            <text:p>1266,44441197188</text:p>
          </table:table-cell>
          <table:table-cell office:value-type="float" office:value="160" calcext:value-type="float">
            <text:p>160</text:p>
          </table:table-cell>
          <table:table-cell table:formula="of:=[.A3]*LOG([.A3];2)" office:value-type="float" office:value="21931.5685693242" calcext:value-type="float">
            <text:p>21931,5685693242</text:p>
          </table:table-cell>
          <table:table-cell table:formula="of:=[.J3]/[.K3]" office:value-type="float" office:value="0.00729541981889034" calcext:value-type="float">
            <text:p>0,00729541981889034</text:p>
          </table:table-cell>
          <table:table-cell table:formula="of:=[.$L$32]*[.K3]" office:value-type="float" office:value="409.971608991521" calcext:value-type="float">
            <text:p>409,971608991521</text:p>
          </table:table-cell>
          <table:table-cell office:value-type="float" office:value="1000" calcext:value-type="float">
            <text:p>1000</text:p>
          </table:table-cell>
          <table:table-cell table:formula="of:=[.A3]*LOG([.A3];2)" office:value-type="float" office:value="21931.5685693242" calcext:value-type="float">
            <text:p>21931,5685693242</text:p>
          </table:table-cell>
          <table:table-cell table:formula="of:=[.N3]/[.O3]" office:value-type="float" office:value="0.0455963738680646" calcext:value-type="float">
            <text:p>0,0455963738680646</text:p>
          </table:table-cell>
          <table:table-cell table:formula="of:=[.$P$32]*[.O3]" office:value-type="float" office:value="763.236823937824" calcext:value-type="float">
            <text:p>763,236823937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539" calcext:value-type="float">
            <text:p>5539</text:p>
          </table:table-cell>
          <table:table-cell table:formula="of:=[.A4]^3" office:value-type="float" office:value="27000000000" calcext:value-type="float">
            <text:p>27000000000</text:p>
          </table:table-cell>
          <table:table-cell table:formula="of:=[.B4]/[.C4]" office:value-type="float" office:value="0.00000020514814814815" calcext:value-type="float">
            <text:p>2,05148148148148E-07</text:p>
          </table:table-cell>
          <table:table-cell table:formula="of:=[.$D$32]*[.C4]" office:value-type="float" office:value="2229.08025933531" calcext:value-type="float">
            <text:p>2229,08025933531</text:p>
          </table:table-cell>
          <table:table-cell office:value-type="float" office:value="3900" calcext:value-type="float">
            <text:p>3900</text:p>
          </table:table-cell>
          <table:table-cell table:formula="of:=[.A4]^2" office:value-type="float" office:value="9000000" calcext:value-type="float">
            <text:p>9000000</text:p>
          </table:table-cell>
          <table:table-cell table:formula="of:=[.F4]/[.G4]" office:value-type="float" office:value="0.000433333333333333" calcext:value-type="float">
            <text:p>0,000433333333333333</text:p>
          </table:table-cell>
          <table:table-cell table:formula="of:=[.$H$32]*[.G4]" office:value-type="float" office:value="2849.49992693673" calcext:value-type="float">
            <text:p>2849,49992693673</text:p>
          </table:table-cell>
          <table:table-cell office:value-type="float" office:value="250" calcext:value-type="float">
            <text:p>250</text:p>
          </table:table-cell>
          <table:table-cell table:formula="of:=[.A4]*LOG([.A4];2)" office:value-type="float" office:value="34652.2403561497" calcext:value-type="float">
            <text:p>34652,2403561497</text:p>
          </table:table-cell>
          <table:table-cell table:formula="of:=[.J4]/[.K4]" office:value-type="float" office:value="0.00721454074629932" calcext:value-type="float">
            <text:p>0,00721454074629932</text:p>
          </table:table-cell>
          <table:table-cell table:formula="of:=[.$L$32]*[.K4]" office:value-type="float" office:value="647.761909462429" calcext:value-type="float">
            <text:p>647,761909462429</text:p>
          </table:table-cell>
          <table:table-cell office:value-type="float" office:value="505" calcext:value-type="float">
            <text:p>505</text:p>
          </table:table-cell>
          <table:table-cell table:formula="of:=[.A4]*LOG([.A4];2)" office:value-type="float" office:value="34652.2403561497" calcext:value-type="float">
            <text:p>34652,2403561497</text:p>
          </table:table-cell>
          <table:table-cell table:formula="of:=[.N4]/[.O4]" office:value-type="float" office:value="0.0145733723075246" calcext:value-type="float">
            <text:p>0,0145733723075246</text:p>
          </table:table-cell>
          <table:table-cell table:formula="of:=[.$P$32]*[.O4]" office:value-type="float" office:value="1205.92678030109" calcext:value-type="float">
            <text:p>1205,926780301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363" calcext:value-type="float">
            <text:p>10363</text:p>
          </table:table-cell>
          <table:table-cell table:formula="of:=[.A5]^3" office:value-type="float" office:value="64000000000" calcext:value-type="float">
            <text:p>64000000000</text:p>
          </table:table-cell>
          <table:table-cell table:formula="of:=[.B5]/[.C5]" office:value-type="float" office:value="0.000000161921875" calcext:value-type="float">
            <text:p>0,000000161921875</text:p>
          </table:table-cell>
          <table:table-cell table:formula="of:=[.$D$32]*[.C5]" office:value-type="float" office:value="5283.74579990592" calcext:value-type="float">
            <text:p>5283,74579990592</text:p>
          </table:table-cell>
          <table:table-cell office:value-type="float" office:value="6882" calcext:value-type="float">
            <text:p>6882</text:p>
          </table:table-cell>
          <table:table-cell table:formula="of:=[.A5]^2" office:value-type="float" office:value="16000000" calcext:value-type="float">
            <text:p>16000000</text:p>
          </table:table-cell>
          <table:table-cell table:formula="of:=[.F5]/[.G5]" office:value-type="float" office:value="0.000430125" calcext:value-type="float">
            <text:p>0,000430125</text:p>
          </table:table-cell>
          <table:table-cell table:formula="of:=[.$H$32]*[.G5]" office:value-type="float" office:value="5065.77764788752" calcext:value-type="float">
            <text:p>5065,77764788752</text:p>
          </table:table-cell>
          <table:table-cell office:value-type="float" office:value="461" calcext:value-type="float">
            <text:p>461</text:p>
          </table:table-cell>
          <table:table-cell table:formula="of:=[.A5]*LOG([.A5];2)" office:value-type="float" office:value="47863.1371386484" calcext:value-type="float">
            <text:p>47863,1371386484</text:p>
          </table:table-cell>
          <table:table-cell table:formula="of:=[.J5]/[.K5]" office:value-type="float" office:value="0.00963162942421828" calcext:value-type="float">
            <text:p>0,00963162942421828</text:p>
          </table:table-cell>
          <table:table-cell table:formula="of:=[.$L$32]*[.K5]" office:value-type="float" office:value="894.71609301852" calcext:value-type="float">
            <text:p>894,71609301852</text:p>
          </table:table-cell>
          <table:table-cell office:value-type="float" office:value="1623" calcext:value-type="float">
            <text:p>1623</text:p>
          </table:table-cell>
          <table:table-cell table:formula="of:=[.A5]*LOG([.A5];2)" office:value-type="float" office:value="47863.1371386484" calcext:value-type="float">
            <text:p>47863,1371386484</text:p>
          </table:table-cell>
          <table:table-cell table:formula="of:=[.N5]/[.O5]" office:value-type="float" office:value="0.0339091855867815" calcext:value-type="float">
            <text:p>0,0339091855867815</text:p>
          </table:table-cell>
          <table:table-cell table:formula="of:=[.$P$32]*[.O5]" office:value-type="float" office:value="1665.67697417222" calcext:value-type="float">
            <text:p>1665,676974172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052" calcext:value-type="float">
            <text:p>16052</text:p>
          </table:table-cell>
          <table:table-cell table:formula="of:=[.A6]^3" office:value-type="float" office:value="125000000000" calcext:value-type="float">
            <text:p>125000000000</text:p>
          </table:table-cell>
          <table:table-cell table:formula="of:=[.B6]/[.C6]" office:value-type="float" office:value="0.000000128416" calcext:value-type="float">
            <text:p>0,000000128416</text:p>
          </table:table-cell>
          <table:table-cell table:formula="of:=[.$D$32]*[.C6]" office:value-type="float" office:value="10319.8160154413" calcext:value-type="float">
            <text:p>10319,8160154413</text:p>
          </table:table-cell>
          <table:table-cell office:value-type="float" office:value="7800" calcext:value-type="float">
            <text:p>7800</text:p>
          </table:table-cell>
          <table:table-cell table:formula="of:=[.A6]^2" office:value-type="float" office:value="25000000" calcext:value-type="float">
            <text:p>25000000</text:p>
          </table:table-cell>
          <table:table-cell table:formula="of:=[.F6]/[.G6]" office:value-type="float" office:value="0.000312" calcext:value-type="float">
            <text:p>0,000312</text:p>
          </table:table-cell>
          <table:table-cell table:formula="of:=[.$H$32]*[.G6]" office:value-type="float" office:value="7915.27757482424" calcext:value-type="float">
            <text:p>7915,27757482424</text:p>
          </table:table-cell>
          <table:table-cell office:value-type="float" office:value="824" calcext:value-type="float">
            <text:p>824</text:p>
          </table:table-cell>
          <table:table-cell table:formula="of:=[.A6]*LOG([.A6];2)" office:value-type="float" office:value="61438.5618977473" calcext:value-type="float">
            <text:p>61438,5618977473</text:p>
          </table:table-cell>
          <table:table-cell table:formula="of:=[.J6]/[.K6]" office:value-type="float" office:value="0.0134117722574853" calcext:value-type="float">
            <text:p>0,0134117722574853</text:p>
          </table:table-cell>
          <table:table-cell table:formula="of:=[.$L$32]*[.K6]" office:value-type="float" office:value="1148.48447778493" calcext:value-type="float">
            <text:p>1148,48447778493</text:p>
          </table:table-cell>
          <table:table-cell office:value-type="float" office:value="1226" calcext:value-type="float">
            <text:p>1226</text:p>
          </table:table-cell>
          <table:table-cell table:formula="of:=[.A6]*LOG([.A6];2)" office:value-type="float" office:value="61438.5618977473" calcext:value-type="float">
            <text:p>61438,5618977473</text:p>
          </table:table-cell>
          <table:table-cell table:formula="of:=[.N6]/[.O6]" office:value-type="float" office:value="0.0199548941598022" calcext:value-type="float">
            <text:p>0,0199548941598022</text:p>
          </table:table-cell>
          <table:table-cell table:formula="of:=[.$P$32]*[.O6]" office:value-type="float" office:value="2138.11304476107" calcext:value-type="float">
            <text:p>2138,1130447610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069" calcext:value-type="float">
            <text:p>22069</text:p>
          </table:table-cell>
          <table:table-cell table:formula="of:=[.A7]^3" office:value-type="float" office:value="216000000000" calcext:value-type="float">
            <text:p>216000000000</text:p>
          </table:table-cell>
          <table:table-cell table:formula="of:=[.B7]/[.C7]" office:value-type="float" office:value="0.0000001021712962963" calcext:value-type="float">
            <text:p>1,02171296296296E-07</text:p>
          </table:table-cell>
          <table:table-cell table:formula="of:=[.$D$32]*[.C7]" office:value-type="float" office:value="17832.6420746825" calcext:value-type="float">
            <text:p>17832,6420746825</text:p>
          </table:table-cell>
          <table:table-cell office:value-type="float" office:value="10847" calcext:value-type="float">
            <text:p>10847</text:p>
          </table:table-cell>
          <table:table-cell table:formula="of:=[.A7]^2" office:value-type="float" office:value="36000000" calcext:value-type="float">
            <text:p>36000000</text:p>
          </table:table-cell>
          <table:table-cell table:formula="of:=[.F7]/[.G7]" office:value-type="float" office:value="0.000301305555555556" calcext:value-type="float">
            <text:p>0,000301305555555556</text:p>
          </table:table-cell>
          <table:table-cell table:formula="of:=[.$H$32]*[.G7]" office:value-type="float" office:value="11397.9997077469" calcext:value-type="float">
            <text:p>11397,9997077469</text:p>
          </table:table-cell>
          <table:table-cell office:value-type="float" office:value="1659" calcext:value-type="float">
            <text:p>1659</text:p>
          </table:table-cell>
          <table:table-cell table:formula="of:=[.A7]*LOG([.A7];2)" office:value-type="float" office:value="75304.4807122995" calcext:value-type="float">
            <text:p>75304,4807122995</text:p>
          </table:table-cell>
          <table:table-cell table:formula="of:=[.J7]/[.K7]" office:value-type="float" office:value="0.0220305615855477" calcext:value-type="float">
            <text:p>0,0220305615855477</text:p>
          </table:table-cell>
          <table:table-cell table:formula="of:=[.$L$32]*[.K7]" office:value-type="float" office:value="1407.68313147807" calcext:value-type="float">
            <text:p>1407,68313147807</text:p>
          </table:table-cell>
          <table:table-cell office:value-type="float" office:value="2200" calcext:value-type="float">
            <text:p>2200</text:p>
          </table:table-cell>
          <table:table-cell table:formula="of:=[.A7]*LOG([.A7];2)" office:value-type="float" office:value="75304.4807122995" calcext:value-type="float">
            <text:p>75304,4807122995</text:p>
          </table:table-cell>
          <table:table-cell table:formula="of:=[.N7]/[.O7]" office:value-type="float" office:value="0.029214729046537" calcext:value-type="float">
            <text:p>0,029214729046537</text:p>
          </table:table-cell>
          <table:table-cell table:formula="of:=[.$P$32]*[.O7]" office:value-type="float" office:value="2620.65855004705" calcext:value-type="float">
            <text:p>2620,658550047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436" calcext:value-type="float">
            <text:p>30436</text:p>
          </table:table-cell>
          <table:table-cell table:formula="of:=[.A8]^3" office:value-type="float" office:value="343000000000" calcext:value-type="float">
            <text:p>343000000000</text:p>
          </table:table-cell>
          <table:table-cell table:formula="of:=[.B8]/[.C8]" office:value-type="float" office:value="0.00000008873469387755" calcext:value-type="float">
            <text:p>8,8734693877551E-08</text:p>
          </table:table-cell>
          <table:table-cell table:formula="of:=[.$D$32]*[.C8]" office:value-type="float" office:value="28317.5751463708" calcext:value-type="float">
            <text:p>28317,5751463708</text:p>
          </table:table-cell>
          <table:table-cell office:value-type="float" office:value="15253" calcext:value-type="float">
            <text:p>15253</text:p>
          </table:table-cell>
          <table:table-cell table:formula="of:=[.A8]^2" office:value-type="float" office:value="49000000" calcext:value-type="float">
            <text:p>49000000</text:p>
          </table:table-cell>
          <table:table-cell table:formula="of:=[.F8]/[.G8]" office:value-type="float" office:value="0.000311285714285714" calcext:value-type="float">
            <text:p>0,000311285714285714</text:p>
          </table:table-cell>
          <table:table-cell table:formula="of:=[.$H$32]*[.G8]" office:value-type="float" office:value="15513.9440466555" calcext:value-type="float">
            <text:p>15513,9440466555</text:p>
          </table:table-cell>
          <table:table-cell office:value-type="float" office:value="1741" calcext:value-type="float">
            <text:p>1741</text:p>
          </table:table-cell>
          <table:table-cell table:formula="of:=[.A8]*LOG([.A8];2)" office:value-type="float" office:value="89411.9744470378" calcext:value-type="float">
            <text:p>89411,9744470378</text:p>
          </table:table-cell>
          <table:table-cell table:formula="of:=[.J8]/[.K8]" office:value-type="float" office:value="0.0194716648498939" calcext:value-type="float">
            <text:p>0,0194716648498939</text:p>
          </table:table-cell>
          <table:table-cell table:formula="of:=[.$L$32]*[.K8]" office:value-type="float" office:value="1671.39759800092" calcext:value-type="float">
            <text:p>1671,39759800092</text:p>
          </table:table-cell>
          <table:table-cell office:value-type="float" office:value="1809" calcext:value-type="float">
            <text:p>1809</text:p>
          </table:table-cell>
          <table:table-cell table:formula="of:=[.A8]*LOG([.A8];2)" office:value-type="float" office:value="89411.9744470378" calcext:value-type="float">
            <text:p>89411,9744470378</text:p>
          </table:table-cell>
          <table:table-cell table:formula="of:=[.N8]/[.O8]" office:value-type="float" office:value="0.0202321893816531" calcext:value-type="float">
            <text:p>0,0202321893816531</text:p>
          </table:table-cell>
          <table:table-cell table:formula="of:=[.$P$32]*[.O8]" office:value-type="float" office:value="3111.61106344296" calcext:value-type="float">
            <text:p>3111,6110634429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535" calcext:value-type="float">
            <text:p>38535</text:p>
          </table:table-cell>
          <table:table-cell table:formula="of:=[.A9]^3" office:value-type="float" office:value="512000000000" calcext:value-type="float">
            <text:p>512000000000</text:p>
          </table:table-cell>
          <table:table-cell table:formula="of:=[.B9]/[.C9]" office:value-type="float" office:value="0.000000075263671875" calcext:value-type="float">
            <text:p>7,5263671875E-08</text:p>
          </table:table-cell>
          <table:table-cell table:formula="of:=[.$D$32]*[.C9]" office:value-type="float" office:value="42269.9663992474" calcext:value-type="float">
            <text:p>42269,9663992474</text:p>
          </table:table-cell>
          <table:table-cell office:value-type="float" office:value="19388" calcext:value-type="float">
            <text:p>19388</text:p>
          </table:table-cell>
          <table:table-cell table:formula="of:=[.A9]^2" office:value-type="float" office:value="64000000" calcext:value-type="float">
            <text:p>64000000</text:p>
          </table:table-cell>
          <table:table-cell table:formula="of:=[.F9]/[.G9]" office:value-type="float" office:value="0.0003029375" calcext:value-type="float">
            <text:p>0,0003029375</text:p>
          </table:table-cell>
          <table:table-cell table:formula="of:=[.$H$32]*[.G9]" office:value-type="float" office:value="20263.1105915501" calcext:value-type="float">
            <text:p>20263,1105915501</text:p>
          </table:table-cell>
          <table:table-cell office:value-type="float" office:value="1318" calcext:value-type="float">
            <text:p>1318</text:p>
          </table:table-cell>
          <table:table-cell table:formula="of:=[.A9]*LOG([.A9];2)" office:value-type="float" office:value="103726.274277297" calcext:value-type="float">
            <text:p>103726,274277297</text:p>
          </table:table-cell>
          <table:table-cell table:formula="of:=[.J9]/[.K9]" office:value-type="float" office:value="0.0127065202060234" calcext:value-type="float">
            <text:p>0,0127065202060234</text:p>
          </table:table-cell>
          <table:table-cell table:formula="of:=[.$L$32]*[.K9]" office:value-type="float" office:value="1938.977936108" calcext:value-type="float">
            <text:p>1938,977936108</text:p>
          </table:table-cell>
          <table:table-cell office:value-type="float" office:value="2721" calcext:value-type="float">
            <text:p>2721</text:p>
          </table:table-cell>
          <table:table-cell table:formula="of:=[.A9]*LOG([.A9];2)" office:value-type="float" office:value="103726.274277297" calcext:value-type="float">
            <text:p>103726,274277297</text:p>
          </table:table-cell>
          <table:table-cell table:formula="of:=[.N9]/[.O9]" office:value-type="float" office:value="0.0262325049169877" calcext:value-type="float">
            <text:p>0,0262325049169877</text:p>
          </table:table-cell>
          <table:table-cell table:formula="of:=[.$P$32]*[.O9]" office:value-type="float" office:value="3609.76060093758" calcext:value-type="float">
            <text:p>3609,7606009375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22" calcext:value-type="float">
            <text:p>51022</text:p>
          </table:table-cell>
          <table:table-cell table:formula="of:=[.A10]^3" office:value-type="float" office:value="729000000000" calcext:value-type="float">
            <text:p>729000000000</text:p>
          </table:table-cell>
          <table:table-cell table:formula="of:=[.B10]/[.C10]" office:value-type="float" office:value="0.0000000699890260631" calcext:value-type="float">
            <text:p>6,99890260631001E-08</text:p>
          </table:table-cell>
          <table:table-cell table:formula="of:=[.$D$32]*[.C10]" office:value-type="float" office:value="60185.1670020534" calcext:value-type="float">
            <text:p>60185,1670020534</text:p>
          </table:table-cell>
          <table:table-cell office:value-type="float" office:value="24913" calcext:value-type="float">
            <text:p>24913</text:p>
          </table:table-cell>
          <table:table-cell table:formula="of:=[.A10]^2" office:value-type="float" office:value="81000000" calcext:value-type="float">
            <text:p>81000000</text:p>
          </table:table-cell>
          <table:table-cell table:formula="of:=[.F10]/[.G10]" office:value-type="float" office:value="0.000307567901234568" calcext:value-type="float">
            <text:p>0,000307567901234568</text:p>
          </table:table-cell>
          <table:table-cell table:formula="of:=[.$H$32]*[.G10]" office:value-type="float" office:value="25645.4993424305" calcext:value-type="float">
            <text:p>25645,4993424305</text:p>
          </table:table-cell>
          <table:table-cell office:value-type="float" office:value="1250" calcext:value-type="float">
            <text:p>1250</text:p>
          </table:table-cell>
          <table:table-cell table:formula="of:=[.A10]*LOG([.A10];2)" office:value-type="float" office:value="118221.38357494" calcext:value-type="float">
            <text:p>118221,38357494</text:p>
          </table:table-cell>
          <table:table-cell table:formula="of:=[.J10]/[.K10]" office:value-type="float" office:value="0.010573383276365" calcext:value-type="float">
            <text:p>0,010573383276365</text:p>
          </table:table-cell>
          <table:table-cell table:formula="of:=[.$L$32]*[.K10]" office:value-type="float" office:value="2209.93818514256" calcext:value-type="float">
            <text:p>2209,93818514256</text:p>
          </table:table-cell>
          <table:table-cell office:value-type="float" office:value="3545" calcext:value-type="float">
            <text:p>3545</text:p>
          </table:table-cell>
          <table:table-cell table:formula="of:=[.A10]*LOG([.A10];2)" office:value-type="float" office:value="118221.38357494" calcext:value-type="float">
            <text:p>118221,38357494</text:p>
          </table:table-cell>
          <table:table-cell table:formula="of:=[.N10]/[.O10]" office:value-type="float" office:value="0.0299861149717712" calcext:value-type="float">
            <text:p>0,0299861149717712</text:p>
          </table:table-cell>
          <table:table-cell table:formula="of:=[.$P$32]*[.O10]" office:value-type="float" office:value="4114.20245825365" calcext:value-type="float">
            <text:p>4114,202458253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1251" calcext:value-type="float">
            <text:p>61251</text:p>
          </table:table-cell>
          <table:table-cell table:formula="of:=[.A11]^3" office:value-type="float" office:value="1000000000000" calcext:value-type="float">
            <text:p>1000000000000</text:p>
          </table:table-cell>
          <table:table-cell table:formula="of:=[.B11]/[.C11]" office:value-type="float" office:value="0.000000061251" calcext:value-type="float">
            <text:p>0,000000061251</text:p>
          </table:table-cell>
          <table:table-cell table:formula="of:=[.$D$32]*[.C11]" office:value-type="float" office:value="82558.52812353" calcext:value-type="float">
            <text:p>82558,52812353</text:p>
          </table:table-cell>
          <table:table-cell office:value-type="float" office:value="29728" calcext:value-type="float">
            <text:p>29728</text:p>
          </table:table-cell>
          <table:table-cell table:formula="of:=[.A11]^2" office:value-type="float" office:value="100000000" calcext:value-type="float">
            <text:p>100000000</text:p>
          </table:table-cell>
          <table:table-cell table:formula="of:=[.F11]/[.G11]" office:value-type="float" office:value="0.00029728" calcext:value-type="float">
            <text:p>0,00029728</text:p>
          </table:table-cell>
          <table:table-cell table:formula="of:=[.$H$32]*[.G11]" office:value-type="float" office:value="31661.110299297" calcext:value-type="float">
            <text:p>31661,110299297</text:p>
          </table:table-cell>
          <table:table-cell office:value-type="float" office:value="1403" calcext:value-type="float">
            <text:p>1403</text:p>
          </table:table-cell>
          <table:table-cell table:formula="of:=[.A11]*LOG([.A11];2)" office:value-type="float" office:value="132877.123795495" calcext:value-type="float">
            <text:p>132877,123795495</text:p>
          </table:table-cell>
          <table:table-cell table:formula="of:=[.J11]/[.K11]" office:value-type="float" office:value="0.0105586270979141" calcext:value-type="float">
            <text:p>0,0105586270979141</text:p>
          </table:table-cell>
          <table:table-cell table:formula="of:=[.$L$32]*[.K11]" office:value-type="float" office:value="2483.90114315855" calcext:value-type="float">
            <text:p>2483,90114315855</text:p>
          </table:table-cell>
          <table:table-cell office:value-type="float" office:value="4282" calcext:value-type="float">
            <text:p>4282</text:p>
          </table:table-cell>
          <table:table-cell table:formula="of:=[.A11]*LOG([.A11];2)" office:value-type="float" office:value="132877.123795495" calcext:value-type="float">
            <text:p>132877,123795495</text:p>
          </table:table-cell>
          <table:table-cell table:formula="of:=[.N11]/[.O11]" office:value-type="float" office:value="0.0322252610358292" calcext:value-type="float">
            <text:p>0,0322252610358292</text:p>
          </table:table-cell>
          <table:table-cell table:formula="of:=[.$P$32]*[.O11]" office:value-type="float" office:value="4624.23440526358" calcext:value-type="float">
            <text:p>4624,2344052635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4064" calcext:value-type="float">
            <text:p>74064</text:p>
          </table:table-cell>
          <table:table-cell table:formula="of:=[.A12]^3" office:value-type="float" office:value="1331000000000" calcext:value-type="float">
            <text:p>1331000000000</text:p>
          </table:table-cell>
          <table:table-cell table:formula="of:=[.B12]/[.C12]" office:value-type="float" office:value="0.00000005564537941397" calcext:value-type="float">
            <text:p>5,56453794139745E-08</text:p>
          </table:table-cell>
          <table:table-cell table:formula="of:=[.$D$32]*[.C12]" office:value-type="float" office:value="109885.400932418" calcext:value-type="float">
            <text:p>109885,400932418</text:p>
          </table:table-cell>
          <table:table-cell office:value-type="float" office:value="37380" calcext:value-type="float">
            <text:p>37380</text:p>
          </table:table-cell>
          <table:table-cell table:formula="of:=[.A12]^2" office:value-type="float" office:value="121000000" calcext:value-type="float">
            <text:p>121000000</text:p>
          </table:table-cell>
          <table:table-cell table:formula="of:=[.F12]/[.G12]" office:value-type="float" office:value="0.000308925619834711" calcext:value-type="float">
            <text:p>0,000308925619834711</text:p>
          </table:table-cell>
          <table:table-cell table:formula="of:=[.$H$32]*[.G12]" office:value-type="float" office:value="38309.9434621493" calcext:value-type="float">
            <text:p>38309,9434621493</text:p>
          </table:table-cell>
          <table:table-cell office:value-type="float" office:value="1395" calcext:value-type="float">
            <text:p>1395</text:p>
          </table:table-cell>
          <table:table-cell table:formula="of:=[.A12]*LOG([.A12];2)" office:value-type="float" office:value="147677.374936293" calcext:value-type="float">
            <text:p>147677,374936293</text:p>
          </table:table-cell>
          <table:table-cell table:formula="of:=[.J12]/[.K12]" office:value-type="float" office:value="0.00944626758568665" calcext:value-type="float">
            <text:p>0,00944626758568665</text:p>
          </table:table-cell>
          <table:table-cell table:formula="of:=[.$L$32]*[.K12]" office:value-type="float" office:value="2760.56547541971" calcext:value-type="float">
            <text:p>2760,56547541971</text:p>
          </table:table-cell>
          <table:table-cell office:value-type="float" office:value="3833" calcext:value-type="float">
            <text:p>3833</text:p>
          </table:table-cell>
          <table:table-cell table:formula="of:=[.A12]*LOG([.A12];2)" office:value-type="float" office:value="147677.374936293" calcext:value-type="float">
            <text:p>147677,374936293</text:p>
          </table:table-cell>
          <table:table-cell table:formula="of:=[.N12]/[.O12]" office:value-type="float" office:value="0.0259552284271949" calcext:value-type="float">
            <text:p>0,0259552284271949</text:p>
          </table:table-cell>
          <table:table-cell table:formula="of:=[.$P$32]*[.O12]" office:value-type="float" office:value="5139.29545246954" calcext:value-type="float">
            <text:p>5139,2954524695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1233" calcext:value-type="float">
            <text:p>91233</text:p>
          </table:table-cell>
          <table:table-cell table:formula="of:=[.A13]^3" office:value-type="float" office:value="1728000000000" calcext:value-type="float">
            <text:p>1728000000000</text:p>
          </table:table-cell>
          <table:table-cell table:formula="of:=[.B13]/[.C13]" office:value-type="float" office:value="0.000000052796875" calcext:value-type="float">
            <text:p>0,000000052796875</text:p>
          </table:table-cell>
          <table:table-cell table:formula="of:=[.$D$32]*[.C13]" office:value-type="float" office:value="142661.13659746" calcext:value-type="float">
            <text:p>142661,13659746</text:p>
          </table:table-cell>
          <table:table-cell office:value-type="float" office:value="45701" calcext:value-type="float">
            <text:p>45701</text:p>
          </table:table-cell>
          <table:table-cell table:formula="of:=[.A13]^2" office:value-type="float" office:value="144000000" calcext:value-type="float">
            <text:p>144000000</text:p>
          </table:table-cell>
          <table:table-cell table:formula="of:=[.F13]/[.G13]" office:value-type="float" office:value="0.000317368055555556" calcext:value-type="float">
            <text:p>0,000317368055555556</text:p>
          </table:table-cell>
          <table:table-cell table:formula="of:=[.$H$32]*[.G13]" office:value-type="float" office:value="45591.9988309876" calcext:value-type="float">
            <text:p>45591,9988309876</text:p>
          </table:table-cell>
          <table:table-cell office:value-type="float" office:value="1733" calcext:value-type="float">
            <text:p>1733</text:p>
          </table:table-cell>
          <table:table-cell table:formula="of:=[.A13]*LOG([.A13];2)" office:value-type="float" office:value="162608.961424599" calcext:value-type="float">
            <text:p>162608,961424599</text:p>
          </table:table-cell>
          <table:table-cell table:formula="of:=[.J13]/[.K13]" office:value-type="float" office:value="0.0106574692121355" calcext:value-type="float">
            <text:p>0,0106574692121355</text:p>
          </table:table-cell>
          <table:table-cell table:formula="of:=[.$L$32]*[.K13]" office:value-type="float" office:value="3039.68488806258" calcext:value-type="float">
            <text:p>3039,68488806258</text:p>
          </table:table-cell>
          <table:table-cell office:value-type="float" office:value="10310" calcext:value-type="float">
            <text:p>10310</text:p>
          </table:table-cell>
          <table:table-cell table:formula="of:=[.A13]*LOG([.A13];2)" office:value-type="float" office:value="162608.961424599" calcext:value-type="float">
            <text:p>162608,961424599</text:p>
          </table:table-cell>
          <table:table-cell table:formula="of:=[.N13]/[.O13]" office:value-type="float" office:value="0.0634036396867383" calcext:value-type="float">
            <text:p>0,0634036396867383</text:p>
          </table:table-cell>
          <table:table-cell table:formula="of:=[.$P$32]*[.O13]" office:value-type="float" office:value="5658.92707898382" calcext:value-type="float">
            <text:p>5658,9270789838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5231" calcext:value-type="float">
            <text:p>105231</text:p>
          </table:table-cell>
          <table:table-cell table:formula="of:=[.A14]^3" office:value-type="float" office:value="2197000000000" calcext:value-type="float">
            <text:p>2197000000000</text:p>
          </table:table-cell>
          <table:table-cell table:formula="of:=[.B14]/[.C14]" office:value-type="float" office:value="0.00000004789758761948" calcext:value-type="float">
            <text:p>4,78975876194811E-08</text:p>
          </table:table-cell>
          <table:table-cell table:formula="of:=[.$D$32]*[.C14]" office:value-type="float" office:value="181381.086287395" calcext:value-type="float">
            <text:p>181381,086287395</text:p>
          </table:table-cell>
          <table:table-cell office:value-type="float" office:value="51461" calcext:value-type="float">
            <text:p>51461</text:p>
          </table:table-cell>
          <table:table-cell table:formula="of:=[.A14]^2" office:value-type="float" office:value="169000000" calcext:value-type="float">
            <text:p>169000000</text:p>
          </table:table-cell>
          <table:table-cell table:formula="of:=[.F14]/[.G14]" office:value-type="float" office:value="0.000304502958579882" calcext:value-type="float">
            <text:p>0,000304502958579882</text:p>
          </table:table-cell>
          <table:table-cell table:formula="of:=[.$H$32]*[.G14]" office:value-type="float" office:value="53507.2764058119" calcext:value-type="float">
            <text:p>53507,2764058119</text:p>
          </table:table-cell>
          <table:table-cell office:value-type="float" office:value="1829" calcext:value-type="float">
            <text:p>1829</text:p>
          </table:table-cell>
          <table:table-cell table:formula="of:=[.A14]*LOG([.A14];2)" office:value-type="float" office:value="177660.912036441" calcext:value-type="float">
            <text:p>177660,912036441</text:p>
          </table:table-cell>
          <table:table-cell table:formula="of:=[.J14]/[.K14]" office:value-type="float" office:value="0.0102948925514062" calcext:value-type="float">
            <text:p>0,0102948925514062</text:p>
          </table:table-cell>
          <table:table-cell table:formula="of:=[.$L$32]*[.K14]" office:value-type="float" office:value="3321.05429359745" calcext:value-type="float">
            <text:p>3321,05429359745</text:p>
          </table:table-cell>
          <table:table-cell office:value-type="float" office:value="12281" calcext:value-type="float">
            <text:p>12281</text:p>
          </table:table-cell>
          <table:table-cell table:formula="of:=[.A14]*LOG([.A14];2)" office:value-type="float" office:value="177660.912036441" calcext:value-type="float">
            <text:p>177660,912036441</text:p>
          </table:table-cell>
          <table:table-cell table:formula="of:=[.N14]/[.O14]" office:value-type="float" office:value="0.0691260663880919" calcext:value-type="float">
            <text:p>0,0691260663880919</text:p>
          </table:table-cell>
          <table:table-cell table:formula="of:=[.$P$32]*[.O14]" office:value-type="float" office:value="6182.74747708887" calcext:value-type="float">
            <text:p>6182,7474770888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23952" calcext:value-type="float">
            <text:p>123952</text:p>
          </table:table-cell>
          <table:table-cell table:formula="of:=[.A15]^3" office:value-type="float" office:value="2744000000000" calcext:value-type="float">
            <text:p>2744000000000</text:p>
          </table:table-cell>
          <table:table-cell table:formula="of:=[.B15]/[.C15]" office:value-type="float" office:value="0.00000004517201166181" calcext:value-type="float">
            <text:p>4,51720116618076E-08</text:p>
          </table:table-cell>
          <table:table-cell table:formula="of:=[.$D$32]*[.C15]" office:value-type="float" office:value="226540.601170966" calcext:value-type="float">
            <text:p>226540,601170966</text:p>
          </table:table-cell>
          <table:table-cell office:value-type="float" office:value="61555" calcext:value-type="float">
            <text:p>61555</text:p>
          </table:table-cell>
          <table:table-cell table:formula="of:=[.A15]^2" office:value-type="float" office:value="196000000" calcext:value-type="float">
            <text:p>196000000</text:p>
          </table:table-cell>
          <table:table-cell table:formula="of:=[.F15]/[.G15]" office:value-type="float" office:value="0.00031405612244898" calcext:value-type="float">
            <text:p>0,00031405612244898</text:p>
          </table:table-cell>
          <table:table-cell table:formula="of:=[.$H$32]*[.G15]" office:value-type="float" office:value="62055.7761866221" calcext:value-type="float">
            <text:p>62055,7761866221</text:p>
          </table:table-cell>
          <table:table-cell office:value-type="float" office:value="2832" calcext:value-type="float">
            <text:p>2832</text:p>
          </table:table-cell>
          <table:table-cell table:formula="of:=[.A15]*LOG([.A15];2)" office:value-type="float" office:value="192823.948894076" calcext:value-type="float">
            <text:p>192823,948894076</text:p>
          </table:table-cell>
          <table:table-cell table:formula="of:=[.J15]/[.K15]" office:value-type="float" office:value="0.0146869723197906" calcext:value-type="float">
            <text:p>0,0146869723197906</text:p>
          </table:table-cell>
          <table:table-cell table:formula="of:=[.$L$32]*[.K15]" office:value-type="float" office:value="3604.50025862601" calcext:value-type="float">
            <text:p>3604,50025862601</text:p>
          </table:table-cell>
          <table:table-cell office:value-type="float" office:value="12043" calcext:value-type="float">
            <text:p>12043</text:p>
          </table:table-cell>
          <table:table-cell table:formula="of:=[.A15]*LOG([.A15];2)" office:value-type="float" office:value="192823.948894076" calcext:value-type="float">
            <text:p>192823,948894076</text:p>
          </table:table-cell>
          <table:table-cell table:formula="of:=[.N15]/[.O15]" office:value-type="float" office:value="0.0624559349036856" calcext:value-type="float">
            <text:p>0,0624559349036856</text:p>
          </table:table-cell>
          <table:table-cell table:formula="of:=[.$P$32]*[.O15]" office:value-type="float" office:value="6710.43376892392" calcext:value-type="float">
            <text:p>6710,4337689239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38857" calcext:value-type="float">
            <text:p>138857</text:p>
          </table:table-cell>
          <table:table-cell table:formula="of:=[.A16]^3" office:value-type="float" office:value="3375000000000" calcext:value-type="float">
            <text:p>3375000000000</text:p>
          </table:table-cell>
          <table:table-cell table:formula="of:=[.B16]/[.C16]" office:value-type="float" office:value="0.00000004114281481481" calcext:value-type="float">
            <text:p>4,11428148148148E-08</text:p>
          </table:table-cell>
          <table:table-cell table:formula="of:=[.$D$32]*[.C16]" office:value-type="float" office:value="278635.032416914" calcext:value-type="float">
            <text:p>278635,032416914</text:p>
          </table:table-cell>
          <table:table-cell office:value-type="float" office:value="68809" calcext:value-type="float">
            <text:p>68809</text:p>
          </table:table-cell>
          <table:table-cell table:formula="of:=[.A16]^2" office:value-type="float" office:value="225000000" calcext:value-type="float">
            <text:p>225000000</text:p>
          </table:table-cell>
          <table:table-cell table:formula="of:=[.F16]/[.G16]" office:value-type="float" office:value="0.000305817777777778" calcext:value-type="float">
            <text:p>0,000305817777777778</text:p>
          </table:table-cell>
          <table:table-cell table:formula="of:=[.$H$32]*[.G16]" office:value-type="float" office:value="71237.4981734182" calcext:value-type="float">
            <text:p>71237,4981734182</text:p>
          </table:table-cell>
          <table:table-cell office:value-type="float" office:value="3098" calcext:value-type="float">
            <text:p>3098</text:p>
          </table:table-cell>
          <table:table-cell table:formula="of:=[.A16]*LOG([.A16];2)" office:value-type="float" office:value="208090.123204059" calcext:value-type="float">
            <text:p>208090,123204059</text:p>
          </table:table-cell>
          <table:table-cell table:formula="of:=[.J16]/[.K16]" office:value-type="float" office:value="0.0148877801228558" calcext:value-type="float">
            <text:p>0,0148877801228558</text:p>
          </table:table-cell>
          <table:table-cell table:formula="of:=[.$L$32]*[.K16]" office:value-type="float" office:value="3889.87419461356" calcext:value-type="float">
            <text:p>3889,87419461356</text:p>
          </table:table-cell>
          <table:table-cell office:value-type="float" office:value="14324" calcext:value-type="float">
            <text:p>14324</text:p>
          </table:table-cell>
          <table:table-cell table:formula="of:=[.A16]*LOG([.A16];2)" office:value-type="float" office:value="208090.123204059" calcext:value-type="float">
            <text:p>208090,123204059</text:p>
          </table:table-cell>
          <table:table-cell table:formula="of:=[.N16]/[.O16]" office:value-type="float" office:value="0.0688355592252376" calcext:value-type="float">
            <text:p>0,0688355592252376</text:p>
          </table:table-cell>
          <table:table-cell table:formula="of:=[.$P$32]*[.O16]" office:value-type="float" office:value="7241.70932986717" calcext:value-type="float">
            <text:p>7241,7093298671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2038" calcext:value-type="float">
            <text:p>162038</text:p>
          </table:table-cell>
          <table:table-cell table:formula="of:=[.A17]^3" office:value-type="float" office:value="4096000000000" calcext:value-type="float">
            <text:p>4096000000000</text:p>
          </table:table-cell>
          <table:table-cell table:formula="of:=[.B17]/[.C17]" office:value-type="float" office:value="0.00000003956005859375" calcext:value-type="float">
            <text:p>3,956005859375E-08</text:p>
          </table:table-cell>
          <table:table-cell table:formula="of:=[.$D$32]*[.C17]" office:value-type="float" office:value="338159.731193979" calcext:value-type="float">
            <text:p>338159,731193979</text:p>
          </table:table-cell>
          <table:table-cell office:value-type="float" office:value="78909" calcext:value-type="float">
            <text:p>78909</text:p>
          </table:table-cell>
          <table:table-cell table:formula="of:=[.A17]^2" office:value-type="float" office:value="256000000" calcext:value-type="float">
            <text:p>256000000</text:p>
          </table:table-cell>
          <table:table-cell table:formula="of:=[.F17]/[.G17]" office:value-type="float" office:value="0.00030823828125" calcext:value-type="float">
            <text:p>0,00030823828125</text:p>
          </table:table-cell>
          <table:table-cell table:formula="of:=[.$H$32]*[.G17]" office:value-type="float" office:value="81052.4423662002" calcext:value-type="float">
            <text:p>81052,4423662002</text:p>
          </table:table-cell>
          <table:table-cell office:value-type="float" office:value="2973" calcext:value-type="float">
            <text:p>2973</text:p>
          </table:table-cell>
          <table:table-cell table:formula="of:=[.A17]*LOG([.A17];2)" office:value-type="float" office:value="223452.548554593" calcext:value-type="float">
            <text:p>223452,548554593</text:p>
          </table:table-cell>
          <table:table-cell table:formula="of:=[.J17]/[.K17]" office:value-type="float" office:value="0.0133048381825623" calcext:value-type="float">
            <text:p>0,0133048381825623</text:p>
          </table:table-cell>
          <table:table-cell table:formula="of:=[.$L$32]*[.K17]" office:value-type="float" office:value="4177.0473723579" calcext:value-type="float">
            <text:p>4177,0473723579</text:p>
          </table:table-cell>
          <table:table-cell office:value-type="float" office:value="13492" calcext:value-type="float">
            <text:p>13492</text:p>
          </table:table-cell>
          <table:table-cell table:formula="of:=[.A17]*LOG([.A17];2)" office:value-type="float" office:value="223452.548554593" calcext:value-type="float">
            <text:p>223452,548554593</text:p>
          </table:table-cell>
          <table:table-cell table:formula="of:=[.N17]/[.O17]" office:value-type="float" office:value="0.0603797096398015" calcext:value-type="float">
            <text:p>0,0603797096398015</text:p>
          </table:table-cell>
          <table:table-cell table:formula="of:=[.$P$32]*[.O17]" office:value-type="float" office:value="7776.33450706146" calcext:value-type="float">
            <text:p>7776,3345070614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87266" calcext:value-type="float">
            <text:p>187266</text:p>
          </table:table-cell>
          <table:table-cell table:formula="of:=[.A18]^3" office:value-type="float" office:value="4913000000000" calcext:value-type="float">
            <text:p>4913000000000</text:p>
          </table:table-cell>
          <table:table-cell table:formula="of:=[.B18]/[.C18]" office:value-type="float" office:value="0.00000003811642580908" calcext:value-type="float">
            <text:p>3,8116425809078E-08</text:p>
          </table:table-cell>
          <table:table-cell table:formula="of:=[.$D$32]*[.C18]" office:value-type="float" office:value="405610.048670903" calcext:value-type="float">
            <text:p>405610,048670903</text:p>
          </table:table-cell>
          <table:table-cell office:value-type="float" office:value="84762" calcext:value-type="float">
            <text:p>84762</text:p>
          </table:table-cell>
          <table:table-cell table:formula="of:=[.A18]^2" office:value-type="float" office:value="289000000" calcext:value-type="float">
            <text:p>289000000</text:p>
          </table:table-cell>
          <table:table-cell table:formula="of:=[.F18]/[.G18]" office:value-type="float" office:value="0.000293294117647059" calcext:value-type="float">
            <text:p>0,000293294117647059</text:p>
          </table:table-cell>
          <table:table-cell table:formula="of:=[.$H$32]*[.G18]" office:value-type="float" office:value="91500.6087649683" calcext:value-type="float">
            <text:p>91500,6087649683</text:p>
          </table:table-cell>
          <table:table-cell office:value-type="float" office:value="3073" calcext:value-type="float">
            <text:p>3073</text:p>
          </table:table-cell>
          <table:table-cell table:formula="of:=[.A18]*LOG([.A18];2)" office:value-type="float" office:value="238905.201140511" calcext:value-type="float">
            <text:p>238905,201140511</text:p>
          </table:table-cell>
          <table:table-cell table:formula="of:=[.J18]/[.K18]" office:value-type="float" office:value="0.0128628426058947" calcext:value-type="float">
            <text:p>0,0128628426058947</text:p>
          </table:table-cell>
          <table:table-cell table:formula="of:=[.$L$32]*[.K18]" office:value-type="float" office:value="4465.90718755127" calcext:value-type="float">
            <text:p>4465,90718755127</text:p>
          </table:table-cell>
          <table:table-cell office:value-type="float" office:value="5535" calcext:value-type="float">
            <text:p>5535</text:p>
          </table:table-cell>
          <table:table-cell table:formula="of:=[.A18]*LOG([.A18];2)" office:value-type="float" office:value="238905.201140511" calcext:value-type="float">
            <text:p>238905,201140511</text:p>
          </table:table-cell>
          <table:table-cell table:formula="of:=[.N18]/[.O18]" office:value-type="float" office:value="0.0231681854291008" calcext:value-type="float">
            <text:p>0,0231681854291008</text:p>
          </table:table-cell>
          <table:table-cell table:formula="of:=[.$P$32]*[.O18]" office:value-type="float" office:value="8314.09966707774" calcext:value-type="float">
            <text:p>8314,0996670777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02679" calcext:value-type="float">
            <text:p>202679</text:p>
          </table:table-cell>
          <table:table-cell table:formula="of:=[.A19]^3" office:value-type="float" office:value="5832000000000" calcext:value-type="float">
            <text:p>5832000000000</text:p>
          </table:table-cell>
          <table:table-cell table:formula="of:=[.B19]/[.C19]" office:value-type="float" office:value="0.00000003475291495199" calcext:value-type="float">
            <text:p>3,4752914951989E-08</text:p>
          </table:table-cell>
          <table:table-cell table:formula="of:=[.$D$32]*[.C19]" office:value-type="float" office:value="481481.336016427" calcext:value-type="float">
            <text:p>481481,336016427</text:p>
          </table:table-cell>
          <table:table-cell office:value-type="float" office:value="102035" calcext:value-type="float">
            <text:p>102035</text:p>
          </table:table-cell>
          <table:table-cell table:formula="of:=[.A19]^2" office:value-type="float" office:value="324000000" calcext:value-type="float">
            <text:p>324000000</text:p>
          </table:table-cell>
          <table:table-cell table:formula="of:=[.F19]/[.G19]" office:value-type="float" office:value="0.000314922839506173" calcext:value-type="float">
            <text:p>0,000314922839506173</text:p>
          </table:table-cell>
          <table:table-cell table:formula="of:=[.$H$32]*[.G19]" office:value-type="float" office:value="102581.997369722" calcext:value-type="float">
            <text:p>102581,997369722</text:p>
          </table:table-cell>
          <table:table-cell office:value-type="float" office:value="3509" calcext:value-type="float">
            <text:p>3509</text:p>
          </table:table-cell>
          <table:table-cell table:formula="of:=[.A19]*LOG([.A19];2)" office:value-type="float" office:value="254442.767149879" calcext:value-type="float">
            <text:p>254442,767149879</text:p>
          </table:table-cell>
          <table:table-cell table:formula="of:=[.J19]/[.K19]" office:value-type="float" office:value="0.0137909206038976" calcext:value-type="float">
            <text:p>0,0137909206038976</text:p>
          </table:table-cell>
          <table:table-cell table:formula="of:=[.$L$32]*[.K19]" office:value-type="float" office:value="4756.35430794476" calcext:value-type="float">
            <text:p>4756,35430794476</text:p>
          </table:table-cell>
          <table:table-cell office:value-type="float" office:value="6195" calcext:value-type="float">
            <text:p>6195</text:p>
          </table:table-cell>
          <table:table-cell table:formula="of:=[.A19]*LOG([.A19];2)" office:value-type="float" office:value="254442.767149879" calcext:value-type="float">
            <text:p>254442,767149879</text:p>
          </table:table-cell>
          <table:table-cell table:formula="of:=[.N19]/[.O19]" office:value-type="float" office:value="0.0243473220692921" calcext:value-type="float">
            <text:p>0,0243473220692921</text:p>
          </table:table-cell>
          <table:table-cell table:formula="of:=[.$P$32]*[.O19]" office:value-type="float" office:value="8854.81988484188" calcext:value-type="float">
            <text:p>8854,8198848418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21457" calcext:value-type="float">
            <text:p>221457</text:p>
          </table:table-cell>
          <table:table-cell table:formula="of:=[.A20]^3" office:value-type="float" office:value="6859000000000" calcext:value-type="float">
            <text:p>6859000000000</text:p>
          </table:table-cell>
          <table:table-cell table:formula="of:=[.B20]/[.C20]" office:value-type="float" office:value="0.00000003228706808573" calcext:value-type="float">
            <text:p>3,22870680857268E-08</text:p>
          </table:table-cell>
          <table:table-cell table:formula="of:=[.$D$32]*[.C20]" office:value-type="float" office:value="566268.944399292" calcext:value-type="float">
            <text:p>566268,944399292</text:p>
          </table:table-cell>
          <table:table-cell office:value-type="float" office:value="109356" calcext:value-type="float">
            <text:p>109356</text:p>
          </table:table-cell>
          <table:table-cell table:formula="of:=[.A20]^2" office:value-type="float" office:value="361000000" calcext:value-type="float">
            <text:p>361000000</text:p>
          </table:table-cell>
          <table:table-cell table:formula="of:=[.F20]/[.G20]" office:value-type="float" office:value="0.000302925207756233" calcext:value-type="float">
            <text:p>0,000302925207756233</text:p>
          </table:table-cell>
          <table:table-cell table:formula="of:=[.$H$32]*[.G20]" office:value-type="float" office:value="114296.608180462" calcext:value-type="float">
            <text:p>114296,608180462</text:p>
          </table:table-cell>
          <table:table-cell office:value-type="float" office:value="8013" calcext:value-type="float">
            <text:p>8013</text:p>
          </table:table-cell>
          <table:table-cell table:formula="of:=[.A20]*LOG([.A20];2)" office:value-type="float" office:value="270060.524164008" calcext:value-type="float">
            <text:p>270060,524164008</text:p>
          </table:table-cell>
          <table:table-cell table:formula="of:=[.J20]/[.K20]" office:value-type="float" office:value="0.0296711265921031" calcext:value-type="float">
            <text:p>0,0296711265921031</text:p>
          </table:table-cell>
          <table:table-cell table:formula="of:=[.$L$32]*[.K20]" office:value-type="float" office:value="5048.30045633273" calcext:value-type="float">
            <text:p>5048,30045633273</text:p>
          </table:table-cell>
          <table:table-cell office:value-type="float" office:value="7999" calcext:value-type="float">
            <text:p>7999</text:p>
          </table:table-cell>
          <table:table-cell table:formula="of:=[.A20]*LOG([.A20];2)" office:value-type="float" office:value="270060.524164008" calcext:value-type="float">
            <text:p>270060,524164008</text:p>
          </table:table-cell>
          <table:table-cell table:formula="of:=[.N20]/[.O20]" office:value-type="float" office:value="0.0296192863609426" calcext:value-type="float">
            <text:p>0,0296192863609426</text:p>
          </table:table-cell>
          <table:table-cell table:formula="of:=[.$P$32]*[.O20]" office:value-type="float" office:value="9398.33081625647" calcext:value-type="float">
            <text:p>9398,330816256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3206" calcext:value-type="float">
            <text:p>253206</text:p>
          </table:table-cell>
          <table:table-cell table:formula="of:=[.A21]^3" office:value-type="float" office:value="8000000000000" calcext:value-type="float">
            <text:p>8000000000000</text:p>
          </table:table-cell>
          <table:table-cell table:formula="of:=[.B21]/[.C21]" office:value-type="float" office:value="0.00000003165075" calcext:value-type="float">
            <text:p>0,00000003165075</text:p>
          </table:table-cell>
          <table:table-cell table:formula="of:=[.$D$32]*[.C21]" office:value-type="float" office:value="660468.22498824" calcext:value-type="float">
            <text:p>660468,22498824</text:p>
          </table:table-cell>
          <table:table-cell office:value-type="float" office:value="118778" calcext:value-type="float">
            <text:p>118778</text:p>
          </table:table-cell>
          <table:table-cell table:formula="of:=[.A21]^2" office:value-type="float" office:value="400000000" calcext:value-type="float">
            <text:p>400000000</text:p>
          </table:table-cell>
          <table:table-cell table:formula="of:=[.F21]/[.G21]" office:value-type="float" office:value="0.000296945" calcext:value-type="float">
            <text:p>0,000296945</text:p>
          </table:table-cell>
          <table:table-cell table:formula="of:=[.$H$32]*[.G21]" office:value-type="float" office:value="126644.441197188" calcext:value-type="float">
            <text:p>126644,441197188</text:p>
          </table:table-cell>
          <table:table-cell office:value-type="float" office:value="9205" calcext:value-type="float">
            <text:p>9205</text:p>
          </table:table-cell>
          <table:table-cell table:formula="of:=[.A21]*LOG([.A21];2)" office:value-type="float" office:value="285754.247590989" calcext:value-type="float">
            <text:p>285754,247590989</text:p>
          </table:table-cell>
          <table:table-cell table:formula="of:=[.J21]/[.K21]" office:value-type="float" office:value="0.0322129944790024" calcext:value-type="float">
            <text:p>0,0322129944790024</text:p>
          </table:table-cell>
          <table:table-cell table:formula="of:=[.$L$32]*[.K21]" office:value-type="float" office:value="5341.66666149449" calcext:value-type="float">
            <text:p>5341,66666149449</text:p>
          </table:table-cell>
          <table:table-cell office:value-type="float" office:value="8542" calcext:value-type="float">
            <text:p>8542</text:p>
          </table:table-cell>
          <table:table-cell table:formula="of:=[.A21]*LOG([.A21];2)" office:value-type="float" office:value="285754.247590989" calcext:value-type="float">
            <text:p>285754,247590989</text:p>
          </table:table-cell>
          <table:table-cell table:formula="of:=[.N21]/[.O21]" office:value-type="float" office:value="0.0298928189939857" calcext:value-type="float">
            <text:p>0,0298928189939857</text:p>
          </table:table-cell>
          <table:table-cell table:formula="of:=[.$P$32]*[.O21]" office:value-type="float" office:value="9944.48544201002" calcext:value-type="float">
            <text:p>9944,4854420100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75860" calcext:value-type="float">
            <text:p>275860</text:p>
          </table:table-cell>
          <table:table-cell table:formula="of:=[.A22]^3" office:value-type="float" office:value="9261000000000" calcext:value-type="float">
            <text:p>9261000000000</text:p>
          </table:table-cell>
          <table:table-cell table:formula="of:=[.B22]/[.C22]" office:value-type="float" office:value="0.00000002978727999136" calcext:value-type="float">
            <text:p>2,97872799913616E-08</text:p>
          </table:table-cell>
          <table:table-cell table:formula="of:=[.$D$32]*[.C22]" office:value-type="float" office:value="764574.528952011" calcext:value-type="float">
            <text:p>764574,528952011</text:p>
          </table:table-cell>
          <table:table-cell office:value-type="float" office:value="135655" calcext:value-type="float">
            <text:p>135655</text:p>
          </table:table-cell>
          <table:table-cell table:formula="of:=[.A22]^2" office:value-type="float" office:value="441000000" calcext:value-type="float">
            <text:p>441000000</text:p>
          </table:table-cell>
          <table:table-cell table:formula="of:=[.F22]/[.G22]" office:value-type="float" office:value="0.000307607709750567" calcext:value-type="float">
            <text:p>0,000307607709750567</text:p>
          </table:table-cell>
          <table:table-cell table:formula="of:=[.$H$32]*[.G22]" office:value-type="float" office:value="139625.4964199" calcext:value-type="float">
            <text:p>139625,4964199</text:p>
          </table:table-cell>
          <table:table-cell office:value-type="float" office:value="9360" calcext:value-type="float">
            <text:p>9360</text:p>
          </table:table-cell>
          <table:table-cell table:formula="of:=[.A22]*LOG([.A22];2)" office:value-type="float" office:value="301520.135856258" calcext:value-type="float">
            <text:p>301520,135856258</text:p>
          </table:table-cell>
          <table:table-cell table:formula="of:=[.J22]/[.K22]" office:value-type="float" office:value="0.0310427029140838" calcext:value-type="float">
            <text:p>0,0310427029140838</text:p>
          </table:table-cell>
          <table:table-cell table:formula="of:=[.$L$32]*[.K22]" office:value-type="float" office:value="5636.38185976505" calcext:value-type="float">
            <text:p>5636,38185976505</text:p>
          </table:table-cell>
          <table:table-cell office:value-type="float" office:value="8661" calcext:value-type="float">
            <text:p>8661</text:p>
          </table:table-cell>
          <table:table-cell table:formula="of:=[.A22]*LOG([.A22];2)" office:value-type="float" office:value="301520.135856258" calcext:value-type="float">
            <text:p>301520,135856258</text:p>
          </table:table-cell>
          <table:table-cell table:formula="of:=[.N22]/[.O22]" office:value-type="float" office:value="0.0287244497797949" calcext:value-type="float">
            <text:p>0,0287244497797949</text:p>
          </table:table-cell>
          <table:table-cell table:formula="of:=[.$P$32]*[.O22]" office:value-type="float" office:value="10493.1514641464" calcext:value-type="float">
            <text:p>10493,151464146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03654" calcext:value-type="float">
            <text:p>303654</text:p>
          </table:table-cell>
          <table:table-cell table:formula="of:=[.A23]^3" office:value-type="float" office:value="10648000000000" calcext:value-type="float">
            <text:p>10648000000000</text:p>
          </table:table-cell>
          <table:table-cell table:formula="of:=[.B23]/[.C23]" office:value-type="float" office:value="0.00000002851746806912" calcext:value-type="float">
            <text:p>2,8517468069121E-08</text:p>
          </table:table-cell>
          <table:table-cell table:formula="of:=[.$D$32]*[.C23]" office:value-type="float" office:value="879083.207459347" calcext:value-type="float">
            <text:p>879083,207459347</text:p>
          </table:table-cell>
          <table:table-cell office:value-type="float" office:value="150726" calcext:value-type="float">
            <text:p>150726</text:p>
          </table:table-cell>
          <table:table-cell table:formula="of:=[.A23]^2" office:value-type="float" office:value="484000000" calcext:value-type="float">
            <text:p>484000000</text:p>
          </table:table-cell>
          <table:table-cell table:formula="of:=[.F23]/[.G23]" office:value-type="float" office:value="0.000311417355371901" calcext:value-type="float">
            <text:p>0,000311417355371901</text:p>
          </table:table-cell>
          <table:table-cell table:formula="of:=[.$H$32]*[.G23]" office:value-type="float" office:value="153239.773848597" calcext:value-type="float">
            <text:p>153239,773848597</text:p>
          </table:table-cell>
          <table:table-cell office:value-type="float" office:value="10508" calcext:value-type="float">
            <text:p>10508</text:p>
          </table:table-cell>
          <table:table-cell table:formula="of:=[.A23]*LOG([.A23];2)" office:value-type="float" office:value="317354.749872586" calcext:value-type="float">
            <text:p>317354,749872586</text:p>
          </table:table-cell>
          <table:table-cell table:formula="of:=[.J23]/[.K23]" office:value-type="float" office:value="0.0331112107325282" calcext:value-type="float">
            <text:p>0,0331112107325282</text:p>
          </table:table-cell>
          <table:table-cell table:formula="of:=[.$L$32]*[.K23]" office:value-type="float" office:value="5932.38176353454" calcext:value-type="float">
            <text:p>5932,38176353454</text:p>
          </table:table-cell>
          <table:table-cell office:value-type="float" office:value="8186" calcext:value-type="float">
            <text:p>8186</text:p>
          </table:table-cell>
          <table:table-cell table:formula="of:=[.A23]*LOG([.A23];2)" office:value-type="float" office:value="317354.749872586" calcext:value-type="float">
            <text:p>317354,749872586</text:p>
          </table:table-cell>
          <table:table-cell table:formula="of:=[.N23]/[.O23]" office:value-type="float" office:value="0.0257944776414614" calcext:value-type="float">
            <text:p>0,0257944776414614</text:p>
          </table:table-cell>
          <table:table-cell table:formula="of:=[.$P$32]*[.O23]" office:value-type="float" office:value="11044.2091995702" calcext:value-type="float">
            <text:p>11044,209199570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37225" calcext:value-type="float">
            <text:p>337225</text:p>
          </table:table-cell>
          <table:table-cell table:formula="of:=[.A24]^3" office:value-type="float" office:value="12167000000000" calcext:value-type="float">
            <text:p>12167000000000</text:p>
          </table:table-cell>
          <table:table-cell table:formula="of:=[.B24]/[.C24]" office:value-type="float" office:value="0.00000002771636393523" calcext:value-type="float">
            <text:p>2,77163639352346E-08</text:p>
          </table:table-cell>
          <table:table-cell table:formula="of:=[.$D$32]*[.C24]" office:value-type="float" office:value="1004489.61167899" calcext:value-type="float">
            <text:p>1004489,61167899</text:p>
          </table:table-cell>
          <table:table-cell office:value-type="float" office:value="159147" calcext:value-type="float">
            <text:p>159147</text:p>
          </table:table-cell>
          <table:table-cell table:formula="of:=[.A24]^2" office:value-type="float" office:value="529000000" calcext:value-type="float">
            <text:p>529000000</text:p>
          </table:table-cell>
          <table:table-cell table:formula="of:=[.F24]/[.G24]" office:value-type="float" office:value="0.000300844990548204" calcext:value-type="float">
            <text:p>0,000300844990548204</text:p>
          </table:table-cell>
          <table:table-cell table:formula="of:=[.$H$32]*[.G24]" office:value-type="float" office:value="167487.273483281" calcext:value-type="float">
            <text:p>167487,273483281</text:p>
          </table:table-cell>
          <table:table-cell office:value-type="float" office:value="9554" calcext:value-type="float">
            <text:p>9554</text:p>
          </table:table-cell>
          <table:table-cell table:formula="of:=[.A24]*LOG([.A24];2)" office:value-type="float" office:value="333254.963536539" calcext:value-type="float">
            <text:p>333254,963536539</text:p>
          </table:table-cell>
          <table:table-cell table:formula="of:=[.J24]/[.K24]" office:value-type="float" office:value="0.0286687402900526" calcext:value-type="float">
            <text:p>0,0286687402900526</text:p>
          </table:table-cell>
          <table:table-cell table:formula="of:=[.$L$32]*[.K24]" office:value-type="float" office:value="6229.60793586757" calcext:value-type="float">
            <text:p>6229,60793586757</text:p>
          </table:table-cell>
          <table:table-cell office:value-type="float" office:value="9763" calcext:value-type="float">
            <text:p>9763</text:p>
          </table:table-cell>
          <table:table-cell table:formula="of:=[.A24]*LOG([.A24];2)" office:value-type="float" office:value="333254.963536539" calcext:value-type="float">
            <text:p>333254,963536539</text:p>
          </table:table-cell>
          <table:table-cell table:formula="of:=[.N24]/[.O24]" office:value-type="float" office:value="0.0292958877383069" calcext:value-type="float">
            <text:p>0,0292958877383069</text:p>
          </table:table-cell>
          <table:table-cell table:formula="of:=[.$P$32]*[.O24]" office:value-type="float" office:value="11597.5498572823" calcext:value-type="float">
            <text:p>11597,549857282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74058" calcext:value-type="float">
            <text:p>374058</text:p>
          </table:table-cell>
          <table:table-cell table:formula="of:=[.A25]^3" office:value-type="float" office:value="13824000000000" calcext:value-type="float">
            <text:p>13824000000000</text:p>
          </table:table-cell>
          <table:table-cell table:formula="of:=[.B25]/[.C25]" office:value-type="float" office:value="0.00000002705859375" calcext:value-type="float">
            <text:p>2,705859375E-08</text:p>
          </table:table-cell>
          <table:table-cell table:formula="of:=[.$D$32]*[.C25]" office:value-type="float" office:value="1141289.09277968" calcext:value-type="float">
            <text:p>1141289,09277968</text:p>
          </table:table-cell>
          <table:table-cell office:value-type="float" office:value="171503" calcext:value-type="float">
            <text:p>171503</text:p>
          </table:table-cell>
          <table:table-cell table:formula="of:=[.A25]^2" office:value-type="float" office:value="576000000" calcext:value-type="float">
            <text:p>576000000</text:p>
          </table:table-cell>
          <table:table-cell table:formula="of:=[.F25]/[.G25]" office:value-type="float" office:value="0.000297748263888889" calcext:value-type="float">
            <text:p>0,000297748263888889</text:p>
          </table:table-cell>
          <table:table-cell table:formula="of:=[.$H$32]*[.G25]" office:value-type="float" office:value="182367.995323951" calcext:value-type="float">
            <text:p>182367,995323951</text:p>
          </table:table-cell>
          <table:table-cell office:value-type="float" office:value="11766" calcext:value-type="float">
            <text:p>11766</text:p>
          </table:table-cell>
          <table:table-cell table:formula="of:=[.A25]*LOG([.A25];2)" office:value-type="float" office:value="349217.922849198" calcext:value-type="float">
            <text:p>349217,922849198</text:p>
          </table:table-cell>
          <table:table-cell table:formula="of:=[.J25]/[.K25]" office:value-type="float" office:value="0.0336924287963333" calcext:value-type="float">
            <text:p>0,0336924287963333</text:p>
          </table:table-cell>
          <table:table-cell table:formula="of:=[.$L$32]*[.K25]" office:value-type="float" office:value="6528.00702633803" calcext:value-type="float">
            <text:p>6528,00702633803</text:p>
          </table:table-cell>
          <table:table-cell office:value-type="float" office:value="15055" calcext:value-type="float">
            <text:p>15055</text:p>
          </table:table-cell>
          <table:table-cell table:formula="of:=[.A25]*LOG([.A25];2)" office:value-type="float" office:value="349217.922849198" calcext:value-type="float">
            <text:p>349217,922849198</text:p>
          </table:table-cell>
          <table:table-cell table:formula="of:=[.N25]/[.O25]" office:value-type="float" office:value="0.043110616652116" calcext:value-type="float">
            <text:p>0,043110616652116</text:p>
          </table:table-cell>
          <table:table-cell table:formula="of:=[.$P$32]*[.O25]" office:value-type="float" office:value="12153.0741157471" calcext:value-type="float">
            <text:p>12153,074115747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93819" calcext:value-type="float">
            <text:p>393819</text:p>
          </table:table-cell>
          <table:table-cell table:formula="of:=[.A26]^3" office:value-type="float" office:value="15625000000000" calcext:value-type="float">
            <text:p>15625000000000</text:p>
          </table:table-cell>
          <table:table-cell table:formula="of:=[.B26]/[.C26]" office:value-type="float" office:value="0.000000025204416" calcext:value-type="float">
            <text:p>0,000000025204416</text:p>
          </table:table-cell>
          <table:table-cell table:formula="of:=[.$D$32]*[.C26]" office:value-type="float" office:value="1289977.00193016" calcext:value-type="float">
            <text:p>1289977,00193016</text:p>
          </table:table-cell>
          <table:table-cell office:value-type="float" office:value="197689" calcext:value-type="float">
            <text:p>197689</text:p>
          </table:table-cell>
          <table:table-cell table:formula="of:=[.A26]^2" office:value-type="float" office:value="625000000" calcext:value-type="float">
            <text:p>625000000</text:p>
          </table:table-cell>
          <table:table-cell table:formula="of:=[.F26]/[.G26]" office:value-type="float" office:value="0.0003163024" calcext:value-type="float">
            <text:p>0,0003163024</text:p>
          </table:table-cell>
          <table:table-cell table:formula="of:=[.$H$32]*[.G26]" office:value-type="float" office:value="197881.939370606" calcext:value-type="float">
            <text:p>197881,939370606</text:p>
          </table:table-cell>
          <table:table-cell office:value-type="float" office:value="11698" calcext:value-type="float">
            <text:p>11698</text:p>
          </table:table-cell>
          <table:table-cell table:formula="of:=[.A26]*LOG([.A26];2)" office:value-type="float" office:value="365241.01186092" calcext:value-type="float">
            <text:p>365241,01186092</text:p>
          </table:table-cell>
          <table:table-cell table:formula="of:=[.J26]/[.K26]" office:value-type="float" office:value="0.0320281666628787" calcext:value-type="float">
            <text:p>0,0320281666628787</text:p>
          </table:table-cell>
          <table:table-cell table:formula="of:=[.$L$32]*[.K26]" office:value-type="float" office:value="6827.530134427" calcext:value-type="float">
            <text:p>6827,530134427</text:p>
          </table:table-cell>
          <table:table-cell office:value-type="float" office:value="22652" calcext:value-type="float">
            <text:p>22652</text:p>
          </table:table-cell>
          <table:table-cell table:formula="of:=[.A26]*LOG([.A26];2)" office:value-type="float" office:value="365241.01186092" calcext:value-type="float">
            <text:p>365241,01186092</text:p>
          </table:table-cell>
          <table:table-cell table:formula="of:=[.N26]/[.O26]" office:value-type="float" office:value="0.0620193222129875" calcext:value-type="float">
            <text:p>0,0620193222129875</text:p>
          </table:table-cell>
          <table:table-cell table:formula="of:=[.$P$32]*[.O26]" office:value-type="float" office:value="12710.6909377415" calcext:value-type="float">
            <text:p>12710,690937741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425892" calcext:value-type="float">
            <text:p>425892</text:p>
          </table:table-cell>
          <table:table-cell table:formula="of:=[.A27]^3" office:value-type="float" office:value="17576000000000" calcext:value-type="float">
            <text:p>17576000000000</text:p>
          </table:table-cell>
          <table:table-cell table:formula="of:=[.B27]/[.C27]" office:value-type="float" office:value="0.00000002423145197997" calcext:value-type="float">
            <text:p>2,42314519799727E-08</text:p>
          </table:table-cell>
          <table:table-cell table:formula="of:=[.$D$32]*[.C27]" office:value-type="float" office:value="1451048.69029916" calcext:value-type="float">
            <text:p>1451048,69029916</text:p>
          </table:table-cell>
          <table:table-cell office:value-type="float" office:value="212722" calcext:value-type="float">
            <text:p>212722</text:p>
          </table:table-cell>
          <table:table-cell table:formula="of:=[.A27]^2" office:value-type="float" office:value="676000000" calcext:value-type="float">
            <text:p>676000000</text:p>
          </table:table-cell>
          <table:table-cell table:formula="of:=[.F27]/[.G27]" office:value-type="float" office:value="0.000314677514792899" calcext:value-type="float">
            <text:p>0,000314677514792899</text:p>
          </table:table-cell>
          <table:table-cell table:formula="of:=[.$H$32]*[.G27]" office:value-type="float" office:value="214029.105623247" calcext:value-type="float">
            <text:p>214029,105623247</text:p>
          </table:table-cell>
          <table:table-cell office:value-type="float" office:value="14328" calcext:value-type="float">
            <text:p>14328</text:p>
          </table:table-cell>
          <table:table-cell table:formula="of:=[.A27]*LOG([.A27];2)" office:value-type="float" office:value="381321.824072883" calcext:value-type="float">
            <text:p>381321,824072883</text:p>
          </table:table-cell>
          <table:table-cell table:formula="of:=[.J27]/[.K27]" office:value-type="float" office:value="0.0375745606348024" calcext:value-type="float">
            <text:p>0,0375745606348024</text:p>
          </table:table-cell>
          <table:table-cell table:formula="of:=[.$L$32]*[.K27]" office:value-type="float" office:value="7128.13227492551" calcext:value-type="float">
            <text:p>7128,13227492551</text:p>
          </table:table-cell>
          <table:table-cell office:value-type="float" office:value="14282" calcext:value-type="float">
            <text:p>14282</text:p>
          </table:table-cell>
          <table:table-cell table:formula="of:=[.A27]*LOG([.A27];2)" office:value-type="float" office:value="381321.824072883" calcext:value-type="float">
            <text:p>381321,824072883</text:p>
          </table:table-cell>
          <table:table-cell table:formula="of:=[.N27]/[.O27]" office:value-type="float" office:value="0.0374539276232725" calcext:value-type="float">
            <text:p>0,0374539276232725</text:p>
          </table:table-cell>
          <table:table-cell table:formula="of:=[.$P$32]*[.O27]" office:value-type="float" office:value="13270.3165751055" calcext:value-type="float">
            <text:p>13270,316575105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88311" calcext:value-type="float">
            <text:p>488311</text:p>
          </table:table-cell>
          <table:table-cell table:formula="of:=[.A28]^3" office:value-type="float" office:value="19683000000000" calcext:value-type="float">
            <text:p>19683000000000</text:p>
          </table:table-cell>
          <table:table-cell table:formula="of:=[.B28]/[.C28]" office:value-type="float" office:value="0.00000002480876898847" calcext:value-type="float">
            <text:p>2,48087689884672E-08</text:p>
          </table:table-cell>
          <table:table-cell table:formula="of:=[.$D$32]*[.C28]" office:value-type="float" office:value="1624999.50905544" calcext:value-type="float">
            <text:p>1624999,50905544</text:p>
          </table:table-cell>
          <table:table-cell office:value-type="float" office:value="229483" calcext:value-type="float">
            <text:p>229483</text:p>
          </table:table-cell>
          <table:table-cell table:formula="of:=[.A28]^2" office:value-type="float" office:value="729000000" calcext:value-type="float">
            <text:p>729000000</text:p>
          </table:table-cell>
          <table:table-cell table:formula="of:=[.F28]/[.G28]" office:value-type="float" office:value="0.000314791495198903" calcext:value-type="float">
            <text:p>0,000314791495198903</text:p>
          </table:table-cell>
          <table:table-cell table:formula="of:=[.$H$32]*[.G28]" office:value-type="float" office:value="230809.494081875" calcext:value-type="float">
            <text:p>230809,494081875</text:p>
          </table:table-cell>
          <table:table-cell office:value-type="float" office:value="12129" calcext:value-type="float">
            <text:p>12129</text:p>
          </table:table-cell>
          <table:table-cell table:formula="of:=[.A28]*LOG([.A28];2)" office:value-type="float" office:value="397458.13824429" calcext:value-type="float">
            <text:p>397458,13824429</text:p>
          </table:table-cell>
          <table:table-cell table:formula="of:=[.J28]/[.K28]" office:value-type="float" office:value="0.0305164213106265" calcext:value-type="float">
            <text:p>0,0305164213106265</text:p>
          </table:table-cell>
          <table:table-cell table:formula="of:=[.$L$32]*[.K28]" office:value-type="float" office:value="7429.77192569347" calcext:value-type="float">
            <text:p>7429,77192569347</text:p>
          </table:table-cell>
          <table:table-cell office:value-type="float" office:value="10613" calcext:value-type="float">
            <text:p>10613</text:p>
          </table:table-cell>
          <table:table-cell table:formula="of:=[.A28]*LOG([.A28];2)" office:value-type="float" office:value="397458.13824429" calcext:value-type="float">
            <text:p>397458,13824429</text:p>
          </table:table-cell>
          <table:table-cell table:formula="of:=[.N28]/[.O28]" office:value-type="float" office:value="0.0267021831453277" calcext:value-type="float">
            <text:p>0,0267021831453277</text:p>
          </table:table-cell>
          <table:table-cell table:formula="of:=[.$P$32]*[.O28]" office:value-type="float" office:value="13831.8737268121" calcext:value-type="float">
            <text:p>13831,873726812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481421" calcext:value-type="float">
            <text:p>481421</text:p>
          </table:table-cell>
          <table:table-cell table:formula="of:=[.A29]^3" office:value-type="float" office:value="21952000000000" calcext:value-type="float">
            <text:p>21952000000000</text:p>
          </table:table-cell>
          <table:table-cell table:formula="of:=[.B29]/[.C29]" office:value-type="float" office:value="0.00000002193062135569" calcext:value-type="float">
            <text:p>2,19306213556851E-08</text:p>
          </table:table-cell>
          <table:table-cell table:formula="of:=[.$D$32]*[.C29]" office:value-type="float" office:value="1812324.80936773" calcext:value-type="float">
            <text:p>1812324,80936773</text:p>
          </table:table-cell>
          <table:table-cell office:value-type="float" office:value="252335" calcext:value-type="float">
            <text:p>252335</text:p>
          </table:table-cell>
          <table:table-cell table:formula="of:=[.A29]^2" office:value-type="float" office:value="784000000" calcext:value-type="float">
            <text:p>784000000</text:p>
          </table:table-cell>
          <table:table-cell table:formula="of:=[.F29]/[.G29]" office:value-type="float" office:value="0.000321855867346939" calcext:value-type="float">
            <text:p>0,000321855867346939</text:p>
          </table:table-cell>
          <table:table-cell table:formula="of:=[.$H$32]*[.G29]" office:value-type="float" office:value="248223.104746488" calcext:value-type="float">
            <text:p>248223,104746488</text:p>
          </table:table-cell>
          <table:table-cell office:value-type="float" office:value="12549" calcext:value-type="float">
            <text:p>12549</text:p>
          </table:table-cell>
          <table:table-cell table:formula="of:=[.A29]*LOG([.A29];2)" office:value-type="float" office:value="413647.897788151" calcext:value-type="float">
            <text:p>413647,897788151</text:p>
          </table:table-cell>
          <table:table-cell table:formula="of:=[.J29]/[.K29]" office:value-type="float" office:value="0.0303373958071629" calcext:value-type="float">
            <text:p>0,0303373958071629</text:p>
          </table:table-cell>
          <table:table-cell table:formula="of:=[.$L$32]*[.K29]" office:value-type="float" office:value="7732.41064250036" calcext:value-type="float">
            <text:p>7732,41064250036</text:p>
          </table:table-cell>
          <table:table-cell office:value-type="float" office:value="6182" calcext:value-type="float">
            <text:p>6182</text:p>
          </table:table-cell>
          <table:table-cell table:formula="of:=[.A29]*LOG([.A29];2)" office:value-type="float" office:value="413647.897788151" calcext:value-type="float">
            <text:p>413647,897788151</text:p>
          </table:table-cell>
          <table:table-cell table:formula="of:=[.N29]/[.O29]" office:value-type="float" office:value="0.0149450777655495" calcext:value-type="float">
            <text:p>0,0149450777655495</text:p>
          </table:table-cell>
          <table:table-cell table:formula="of:=[.$P$32]*[.O29]" office:value-type="float" office:value="14395.2908219239" calcext:value-type="float">
            <text:p>14395,290821923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522291" calcext:value-type="float">
            <text:p>522291</text:p>
          </table:table-cell>
          <table:table-cell table:formula="of:=[.A30]^3" office:value-type="float" office:value="24389000000000" calcext:value-type="float">
            <text:p>24389000000000</text:p>
          </table:table-cell>
          <table:table-cell table:formula="of:=[.B30]/[.C30]" office:value-type="float" office:value="0.00000002141502316618" calcext:value-type="float">
            <text:p>2,14150231661815E-08</text:p>
          </table:table-cell>
          <table:table-cell table:formula="of:=[.$D$32]*[.C30]" office:value-type="float" office:value="2013519.94240477" calcext:value-type="float">
            <text:p>2013519,94240477</text:p>
          </table:table-cell>
          <table:table-cell office:value-type="float" office:value="267550" calcext:value-type="float">
            <text:p>267550</text:p>
          </table:table-cell>
          <table:table-cell table:formula="of:=[.A30]^2" office:value-type="float" office:value="841000000" calcext:value-type="float">
            <text:p>841000000</text:p>
          </table:table-cell>
          <table:table-cell table:formula="of:=[.F30]/[.G30]" office:value-type="float" office:value="0.000318133174791914" calcext:value-type="float">
            <text:p>0,000318133174791914</text:p>
          </table:table-cell>
          <table:table-cell table:formula="of:=[.$H$32]*[.G30]" office:value-type="float" office:value="266269.937617087" calcext:value-type="float">
            <text:p>266269,937617087</text:p>
          </table:table-cell>
          <table:table-cell office:value-type="float" office:value="4170" calcext:value-type="float">
            <text:p>4170</text:p>
          </table:table-cell>
          <table:table-cell table:formula="of:=[.A30]*LOG([.A30];2)" office:value-type="float" office:value="429889.1931139" calcext:value-type="float">
            <text:p>429889,1931139</text:p>
          </table:table-cell>
          <table:table-cell table:formula="of:=[.J30]/[.K30]" office:value-type="float" office:value="0.00970017406065648" calcext:value-type="float">
            <text:p>0,00970017406065648</text:p>
          </table:table-cell>
          <table:table-cell table:formula="of:=[.$L$32]*[.K30]" office:value-type="float" office:value="8036.01272895199" calcext:value-type="float">
            <text:p>8036,01272895199</text:p>
          </table:table-cell>
          <table:table-cell office:value-type="float" office:value="6817" calcext:value-type="float">
            <text:p>6817</text:p>
          </table:table-cell>
          <table:table-cell table:formula="of:=[.A30]*LOG([.A30];2)" office:value-type="float" office:value="429889.1931139" calcext:value-type="float">
            <text:p>429889,1931139</text:p>
          </table:table-cell>
          <table:table-cell table:formula="of:=[.N30]/[.O30]" office:value-type="float" office:value="0.015857574717385" calcext:value-type="float">
            <text:p>0,015857574717385</text:p>
          </table:table-cell>
          <table:table-cell table:formula="of:=[.$P$32]*[.O30]" office:value-type="float" office:value="14960.5014051012" calcext:value-type="float">
            <text:p>14960,5014051012</text:p>
          </table:table-cell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564793" calcext:value-type="float">
            <text:p>564793</text:p>
          </table:table-cell>
          <table:table-cell table:style-name="ce4" table:formula="of:=[.A31]^3" office:value-type="float" office:value="27000000000000" calcext:value-type="float">
            <text:p>27000000000000</text:p>
          </table:table-cell>
          <table:table-cell table:style-name="ce4" table:formula="of:=[.B31]/[.C31]" office:value-type="float" office:value="0.00000002091825925926" calcext:value-type="float">
            <text:p>2,091825925926E-08</text:p>
          </table:table-cell>
          <table:table-cell table:style-name="ce4" table:formula="of:=[.$D$32]*[.C31]" office:value-type="float" office:value="2229080.25933531" calcext:value-type="float">
            <text:p>2229080,25933531</text:p>
          </table:table-cell>
          <table:table-cell table:style-name="ce4" office:value-type="float" office:value="283386" calcext:value-type="float">
            <text:p>283386</text:p>
          </table:table-cell>
          <table:table-cell table:style-name="ce4" table:formula="of:=[.A31]^2" office:value-type="float" office:value="900000000" calcext:value-type="float">
            <text:p>900000000</text:p>
          </table:table-cell>
          <table:table-cell table:style-name="ce4" table:formula="of:=[.F31]/[.G31]" office:value-type="float" office:value="0.000314873333333333" calcext:value-type="float">
            <text:p>0,000314873333333333</text:p>
          </table:table-cell>
          <table:table-cell table:style-name="ce4" table:formula="of:=[.$H$32]*[.G31]" office:value-type="float" office:value="284949.992693673" calcext:value-type="float">
            <text:p>284949,992693673</text:p>
          </table:table-cell>
          <table:table-cell table:style-name="ce4" office:value-type="float" office:value="5215" calcext:value-type="float">
            <text:p>5215</text:p>
          </table:table-cell>
          <table:table-cell table:style-name="ce4" table:formula="of:=[.A31]*LOG([.A31];2)" office:value-type="float" office:value="446180.246408118" calcext:value-type="float">
            <text:p>446180,246408118</text:p>
          </table:table-cell>
          <table:table-cell table:style-name="ce4" table:formula="of:=[.J31]/[.K31]" office:value-type="float" office:value="0.0116881014836095" calcext:value-type="float">
            <text:p>0,0116881014836095</text:p>
          </table:table-cell>
          <table:table-cell table:style-name="ce4" table:formula="of:=[.$L$32]*[.K31]" office:value-type="float" office:value="8340.5449519932" calcext:value-type="float">
            <text:p>8340,5449519932</text:p>
          </table:table-cell>
          <table:table-cell table:style-name="ce4" office:value-type="float" office:value="8479" calcext:value-type="float">
            <text:p>8479</text:p>
          </table:table-cell>
          <table:table-cell table:style-name="ce4" table:formula="of:=[.A31]*LOG([.A31];2)" office:value-type="float" office:value="446180.246408118" calcext:value-type="float">
            <text:p>446180,246408118</text:p>
          </table:table-cell>
          <table:table-cell table:style-name="ce4" table:formula="of:=[.N31]/[.O31]" office:value-type="float" office:value="0.0190035306768026" calcext:value-type="float">
            <text:p>0,0190035306768026</text:p>
          </table:table-cell>
          <table:table-cell table:style-name="ce4" table:formula="of:=[.$P$32]*[.O31]" office:value-type="float" office:value="15527.4436069586" calcext:value-type="float">
            <text:p>15527,4436069586</text:p>
          </table:table-cell>
        </table:table-row>
        <table:table-row table:style-name="ro1">
          <table:table-cell table:style-name="Default" table:number-columns-repeated="3"/>
          <table:table-cell table:style-name="ce5" table:formula="of:=AVERAGE([.D2:.D31])" office:value-type="float" office:value="0.00000008255852812353" calcext:value-type="float">
            <text:p>8,255852812353E-08</text:p>
          </table:table-cell>
          <table:table-cell table:style-name="ce11"/>
          <table:table-cell table:style-name="Default" table:number-columns-repeated="2"/>
          <table:table-cell table:style-name="ce5" table:formula="of:=AVERAGE([.H2:.H31])" office:value-type="float" office:value="0.00031661110299297" calcext:value-type="float">
            <text:p>0,00031661110299297</text:p>
          </table:table-cell>
          <table:table-cell table:style-name="ce12"/>
          <table:table-cell table:style-name="Default" table:number-columns-repeated="2"/>
          <table:table-cell table:style-name="ce5" table:formula="of:=AVERAGE([.L2:.L31])" office:value-type="float" office:value="0.0186932187588694" calcext:value-type="float">
            <text:p>0,0186932187588694</text:p>
          </table:table-cell>
          <table:table-cell table:style-name="ce11"/>
          <table:table-cell table:style-name="Default" table:number-columns-repeated="2"/>
          <table:table-cell table:style-name="ce5" table:formula="of:=AVERAGE([.P2:.P31])" office:value-type="float" office:value="0.0348008315741432" calcext:value-type="float">
            <text:p>0,034800831574143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2:47:09.551266726</meta:creation-date>
    <dc:date>2023-03-20T10:12:50.438161508</dc:date>
    <meta:editing-duration>PT44M31S</meta:editing-duration>
    <meta:editing-cycles>8</meta:editing-cycles>
    <meta:generator>LibreOffice/7.3.7.2$Linux_X86_64 LibreOffice_project/30$Build-2</meta:generator>
    <meta:document-statistic meta:table-count="1" meta:cell-count="53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cm" svg:height="9.344cm" xlink:href=".." xlink:type="simple" chart:class="chart:line" chart:style-name="ch1">
        <chart:title svg:x="7.534cm" svg:y="0.322cm" chart:style-name="ch2">
          <text:p>Ej2.1.1</text:p>
        </chart:title>
        <chart:legend chart:legend-position="end" svg:x="12.991cm" svg:y="4.124cm" style:legend-expansion="high" chart:style-name="ch3"/>
        <chart:plot-area chart:style-name="ch4" table:cell-range-address="Hoja1.A2:Hoja1.B31 Hoja1.A1:Hoja1.B1 Hoja1.E1:Hoja1.E31" chart:data-source-has-labels="both" svg:x="1.343cm" svg:y="1.287cm" svg:width="11.316cm" svg:height="6.89cm">
          <chart:coordinate-region svg:x="2.89cm" svg:y="1.486cm" svg:width="9.769cm" svg:height="5.506cm"/>
          <chart:axis chart:dimension="x" chart:name="primary-x" chart:style-name="ch5" chartooo:axis-type="auto">
            <chartooo:date-scale/>
            <chart:title svg:x="6.348cm" svg:y="8.363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689cm" chart:style-name="ch7">
              <text:p>Tiempo (ms)</text:p>
            </chart:title>
            <chart:grid chart:style-name="ch8" chart:class="major"/>
          </chart:axis>
          <chart:series chart:style-name="ch9" chart:values-cell-range-address="Hoja1.B2:Hoja1.B31" chart:label-cell-address="Hoja1.B1:Hoja1.B1" chart:class="chart:line">
            <chart:data-point chart:repeated="30"/>
          </chart:series>
          <chart:series chart:style-name="ch10" chart:values-cell-range-address="Hoja1.E2:Hoja1.E31" chart:label-cell-address="Hoja1.E1:Hoja1.E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1</text:p>
                <draw:g>
                  <svg:desc>Hoja1.B1:Hoja1.B1</svg:desc>
                </draw:g>
              </table:table-cell>
              <table:table-cell office:value-type="string">
                <text:p>Tiempo teórico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622">
                <text:p>622</text:p>
                <draw:g>
                  <svg:desc>Hoja1.B2:Hoja1.B31</svg:desc>
                </draw:g>
              </table:table-cell>
              <table:table-cell office:value-type="float" office:value="82.55852812353">
                <text:p>82.55852812353</text:p>
                <draw:g>
                  <svg:desc>Hoja1.E2:Hoja1.E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30">
                <text:p>2330</text:p>
              </table:table-cell>
              <table:table-cell office:value-type="float" office:value="660.46822498824">
                <text:p>660.4682249882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539">
                <text:p>5539</text:p>
              </table:table-cell>
              <table:table-cell office:value-type="float" office:value="2229.08025933531">
                <text:p>2229.0802593353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363">
                <text:p>10363</text:p>
              </table:table-cell>
              <table:table-cell office:value-type="float" office:value="5283.74579990592">
                <text:p>5283.7457999059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052">
                <text:p>16052</text:p>
              </table:table-cell>
              <table:table-cell office:value-type="float" office:value="10319.8160154413">
                <text:p>10319.816015441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69">
                <text:p>22069</text:p>
              </table:table-cell>
              <table:table-cell office:value-type="float" office:value="17832.6420746825">
                <text:p>17832.64207468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0436">
                <text:p>30436</text:p>
              </table:table-cell>
              <table:table-cell office:value-type="float" office:value="28317.5751463708">
                <text:p>28317.575146370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8535">
                <text:p>38535</text:p>
              </table:table-cell>
              <table:table-cell office:value-type="float" office:value="42269.9663992474">
                <text:p>42269.966399247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1022">
                <text:p>51022</text:p>
              </table:table-cell>
              <table:table-cell office:value-type="float" office:value="60185.1670020534">
                <text:p>60185.16700205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1251">
                <text:p>61251</text:p>
              </table:table-cell>
              <table:table-cell office:value-type="float" office:value="82558.52812353">
                <text:p>82558.5281235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74064">
                <text:p>74064</text:p>
              </table:table-cell>
              <table:table-cell office:value-type="float" office:value="109885.400932418">
                <text:p>109885.40093241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91233">
                <text:p>91233</text:p>
              </table:table-cell>
              <table:table-cell office:value-type="float" office:value="142661.13659746">
                <text:p>142661.1365974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05231">
                <text:p>105231</text:p>
              </table:table-cell>
              <table:table-cell office:value-type="float" office:value="181381.086287395">
                <text:p>181381.08628739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23952">
                <text:p>123952</text:p>
              </table:table-cell>
              <table:table-cell office:value-type="float" office:value="226540.601170966">
                <text:p>226540.6011709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38857">
                <text:p>138857</text:p>
              </table:table-cell>
              <table:table-cell office:value-type="float" office:value="278635.032416914">
                <text:p>278635.03241691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2038">
                <text:p>162038</text:p>
              </table:table-cell>
              <table:table-cell office:value-type="float" office:value="338159.731193979">
                <text:p>338159.73119397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87266">
                <text:p>187266</text:p>
              </table:table-cell>
              <table:table-cell office:value-type="float" office:value="405610.048670903">
                <text:p>405610.04867090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02679">
                <text:p>202679</text:p>
              </table:table-cell>
              <table:table-cell office:value-type="float" office:value="481481.336016427">
                <text:p>481481.33601642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21457">
                <text:p>221457</text:p>
              </table:table-cell>
              <table:table-cell office:value-type="float" office:value="566268.944399292">
                <text:p>566268.94439929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53206">
                <text:p>253206</text:p>
              </table:table-cell>
              <table:table-cell office:value-type="float" office:value="660468.22498824">
                <text:p>660468.2249882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75860">
                <text:p>275860</text:p>
              </table:table-cell>
              <table:table-cell office:value-type="float" office:value="764574.528952011">
                <text:p>764574.52895201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03654">
                <text:p>303654</text:p>
              </table:table-cell>
              <table:table-cell office:value-type="float" office:value="879083.207459347">
                <text:p>879083.20745934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37225">
                <text:p>337225</text:p>
              </table:table-cell>
              <table:table-cell office:value-type="float" office:value="1004489.61167899">
                <text:p>1004489.61167899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74058">
                <text:p>374058</text:p>
              </table:table-cell>
              <table:table-cell office:value-type="float" office:value="1141289.09277968">
                <text:p>1141289.0927796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93819">
                <text:p>393819</text:p>
              </table:table-cell>
              <table:table-cell office:value-type="float" office:value="1289977.00193016">
                <text:p>1289977.0019301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25892">
                <text:p>425892</text:p>
              </table:table-cell>
              <table:table-cell office:value-type="float" office:value="1451048.69029916">
                <text:p>1451048.6902991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8311">
                <text:p>488311</text:p>
              </table:table-cell>
              <table:table-cell office:value-type="float" office:value="1624999.50905544">
                <text:p>1624999.5090554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81421">
                <text:p>481421</text:p>
              </table:table-cell>
              <table:table-cell office:value-type="float" office:value="1812324.80936773">
                <text:p>1812324.80936773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2291">
                <text:p>522291</text:p>
              </table:table-cell>
              <table:table-cell office:value-type="float" office:value="2013519.94240477">
                <text:p>2013519.942404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64793">
                <text:p>564793</text:p>
              </table:table-cell>
              <table:table-cell office:value-type="float" office:value="2229080.25933531">
                <text:p>2229080.25933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cm" svg:height="8.887cm" xlink:href=".." xlink:type="simple" chart:class="chart:line" chart:style-name="ch1">
        <chart:title svg:x="7.129cm" svg:y="0.313cm" chart:style-name="ch2">
          <text:p>Ej2.1.2</text:p>
        </chart:title>
        <chart:legend chart:legend-position="end" svg:x="12.181cm" svg:y="3.895cm" style:legend-expansion="high" chart:style-name="ch3"/>
        <chart:plot-area chart:style-name="ch4" table:cell-range-address="Hoja1.A2:Hoja1.A31 Hoja1.F1:Hoja1.F31 Hoja1.I1:Hoja1.I31" chart:data-source-has-labels="both" svg:x="1.327cm" svg:y="1.269cm" svg:width="10.538cm" svg:height="6.46cm">
          <chart:coordinate-region svg:x="2.689cm" svg:y="1.468cm" svg:width="9.176cm" svg:height="5.076cm"/>
          <chart:axis chart:dimension="x" chart:name="primary-x" chart:style-name="ch5" chartooo:axis-type="auto">
            <chartooo:date-scale/>
            <chart:title svg:x="5.943cm" svg:y="7.906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456cm" chart:style-name="ch7">
              <text:p>Tiempo (ms)</text:p>
            </chart:title>
            <chart:grid chart:style-name="ch8" chart:class="major"/>
          </chart:axis>
          <chart:series chart:style-name="ch9" chart:values-cell-range-address="Hoja1.F2:Hoja1.F31" chart:label-cell-address="Hoja1.F1:Hoja1.F1" chart:class="chart:line">
            <chart:data-point chart:repeated="30"/>
          </chart:series>
          <chart:series chart:style-name="ch10" chart:values-cell-range-address="Hoja1.I2:Hoja1.I31" chart:label-cell-address="Hoja1.I1:Hoja1.I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j2.1.2</text:p>
                <draw:g>
                  <svg:desc>Hoja1.F1:Hoja1.F1</svg:desc>
                </draw:g>
              </table:table-cell>
              <table:table-cell office:value-type="string">
                <text:p>Tiempo teórico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294">
                <text:p>294</text:p>
                <draw:g>
                  <svg:desc>Hoja1.F2:Hoja1.F31</svg:desc>
                </draw:g>
              </table:table-cell>
              <table:table-cell office:value-type="float" office:value="316.61110299297">
                <text:p>316.61110299297</text:p>
                <draw:g>
                  <svg:desc>Hoja1.I2:Hoja1.I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93">
                <text:p>1293</text:p>
              </table:table-cell>
              <table:table-cell office:value-type="float" office:value="1266.44441197188">
                <text:p>1266.444411971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900">
                <text:p>3900</text:p>
              </table:table-cell>
              <table:table-cell office:value-type="float" office:value="2849.49992693673">
                <text:p>2849.4999269367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882">
                <text:p>6882</text:p>
              </table:table-cell>
              <table:table-cell office:value-type="float" office:value="5065.77764788752">
                <text:p>5065.777647887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800">
                <text:p>7800</text:p>
              </table:table-cell>
              <table:table-cell office:value-type="float" office:value="7915.27757482424">
                <text:p>7915.2775748242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847">
                <text:p>10847</text:p>
              </table:table-cell>
              <table:table-cell office:value-type="float" office:value="11397.9997077469">
                <text:p>11397.999707746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253">
                <text:p>15253</text:p>
              </table:table-cell>
              <table:table-cell office:value-type="float" office:value="15513.9440466555">
                <text:p>15513.94404665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388">
                <text:p>19388</text:p>
              </table:table-cell>
              <table:table-cell office:value-type="float" office:value="20263.1105915501">
                <text:p>20263.110591550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4913">
                <text:p>24913</text:p>
              </table:table-cell>
              <table:table-cell office:value-type="float" office:value="25645.4993424305">
                <text:p>25645.4993424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728">
                <text:p>29728</text:p>
              </table:table-cell>
              <table:table-cell office:value-type="float" office:value="31661.110299297">
                <text:p>31661.11029929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7380">
                <text:p>37380</text:p>
              </table:table-cell>
              <table:table-cell office:value-type="float" office:value="38309.9434621493">
                <text:p>38309.943462149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5701">
                <text:p>45701</text:p>
              </table:table-cell>
              <table:table-cell office:value-type="float" office:value="45591.9988309876">
                <text:p>45591.998830987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51461">
                <text:p>51461</text:p>
              </table:table-cell>
              <table:table-cell office:value-type="float" office:value="53507.2764058119">
                <text:p>53507.27640581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1555">
                <text:p>61555</text:p>
              </table:table-cell>
              <table:table-cell office:value-type="float" office:value="62055.7761866221">
                <text:p>62055.776186622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8809">
                <text:p>68809</text:p>
              </table:table-cell>
              <table:table-cell office:value-type="float" office:value="71237.4981734182">
                <text:p>71237.498173418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78909">
                <text:p>78909</text:p>
              </table:table-cell>
              <table:table-cell office:value-type="float" office:value="81052.4423662002">
                <text:p>81052.442366200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84762">
                <text:p>84762</text:p>
              </table:table-cell>
              <table:table-cell office:value-type="float" office:value="91500.6087649683">
                <text:p>91500.608764968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02035">
                <text:p>102035</text:p>
              </table:table-cell>
              <table:table-cell office:value-type="float" office:value="102581.997369722">
                <text:p>102581.99736972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09356">
                <text:p>109356</text:p>
              </table:table-cell>
              <table:table-cell office:value-type="float" office:value="114296.608180462">
                <text:p>114296.60818046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18778">
                <text:p>118778</text:p>
              </table:table-cell>
              <table:table-cell office:value-type="float" office:value="126644.441197188">
                <text:p>126644.44119718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35655">
                <text:p>135655</text:p>
              </table:table-cell>
              <table:table-cell office:value-type="float" office:value="139625.4964199">
                <text:p>139625.496419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50726">
                <text:p>150726</text:p>
              </table:table-cell>
              <table:table-cell office:value-type="float" office:value="153239.773848597">
                <text:p>153239.77384859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59147">
                <text:p>159147</text:p>
              </table:table-cell>
              <table:table-cell office:value-type="float" office:value="167487.273483281">
                <text:p>167487.27348328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71503">
                <text:p>171503</text:p>
              </table:table-cell>
              <table:table-cell office:value-type="float" office:value="182367.995323951">
                <text:p>182367.99532395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97689">
                <text:p>197689</text:p>
              </table:table-cell>
              <table:table-cell office:value-type="float" office:value="197881.939370606">
                <text:p>197881.93937060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12722">
                <text:p>212722</text:p>
              </table:table-cell>
              <table:table-cell office:value-type="float" office:value="214029.105623247">
                <text:p>214029.10562324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29483">
                <text:p>229483</text:p>
              </table:table-cell>
              <table:table-cell office:value-type="float" office:value="230809.494081875">
                <text:p>230809.49408187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52335">
                <text:p>252335</text:p>
              </table:table-cell>
              <table:table-cell office:value-type="float" office:value="248223.104746488">
                <text:p>248223.10474648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67550">
                <text:p>267550</text:p>
              </table:table-cell>
              <table:table-cell office:value-type="float" office:value="266269.937617087">
                <text:p>266269.93761708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83386">
                <text:p>283386</text:p>
              </table:table-cell>
              <table:table-cell office:value-type="float" office:value="284949.992693673">
                <text:p>284949.992693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1cm" svg:height="9.327cm" xlink:href=".." xlink:type="simple" chart:class="chart:line" chart:style-name="ch1">
        <chart:title svg:x="7.175cm" svg:y="0.322cm" chart:style-name="ch2">
          <text:p>MergeSort</text:p>
        </chart:title>
        <chart:legend chart:legend-position="end" svg:x="12.962cm" svg:y="4.115cm" style:legend-expansion="high" chart:style-name="ch3"/>
        <chart:plot-area chart:style-name="ch4" table:cell-range-address="Hoja1.A2:Hoja1.A31 Hoja1.J1:Hoja1.J31 Hoja1.M1:Hoja1.M31" chart:data-source-has-labels="both" svg:x="1.342cm" svg:y="1.287cm" svg:width="11.289cm" svg:height="6.873cm">
          <chart:coordinate-region svg:x="2.519cm" svg:y="1.486cm" svg:width="10.112cm" svg:height="5.488cm"/>
          <chart:axis chart:dimension="x" chart:name="primary-x" chart:style-name="ch5" chartooo:axis-type="auto">
            <chartooo:date-scale/>
            <chart:title svg:x="6.333cm" svg:y="8.346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68cm" chart:style-name="ch7">
              <text:p>Tiempo (ms)</text:p>
            </chart:title>
            <chart:grid chart:style-name="ch8" chart:class="major"/>
          </chart:axis>
          <chart:series chart:style-name="ch9" chart:values-cell-range-address="Hoja1.J2:Hoja1.J31" chart:label-cell-address="Hoja1.J1:Hoja1.J1" chart:class="chart:line">
            <chart:data-point chart:repeated="30"/>
          </chart:series>
          <chart:series chart:style-name="ch10" chart:values-cell-range-address="Hoja1.M2:Hoja1.M31" chart:label-cell-address="Hoja1.M1:Hoja1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Hoja1.J1:Hoja1.J1</svg:desc>
                </draw:g>
              </table:table-cell>
              <table:table-cell office:value-type="string">
                <text:p>Tiempo teórico</text:p>
                <draw:g>
                  <svg:desc>Hoja1.M1:Hoja1.M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77">
                <text:p>77</text:p>
                <draw:g>
                  <svg:desc>Hoja1.J2:Hoja1.J31</svg:desc>
                </draw:g>
              </table:table-cell>
              <table:table-cell office:value-type="float" office:value="186.292585736891">
                <text:p>186.292585736891</text:p>
                <draw:g>
                  <svg:desc>Hoja1.M2:Hoja1.M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">
                <text:p>160</text:p>
              </table:table-cell>
              <table:table-cell office:value-type="float" office:value="409.971608991521">
                <text:p>409.97160899152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50">
                <text:p>250</text:p>
              </table:table-cell>
              <table:table-cell office:value-type="float" office:value="647.761909462429">
                <text:p>647.7619094624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61">
                <text:p>461</text:p>
              </table:table-cell>
              <table:table-cell office:value-type="float" office:value="894.71609301852">
                <text:p>894.716093018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24">
                <text:p>824</text:p>
              </table:table-cell>
              <table:table-cell office:value-type="float" office:value="1148.48447778493">
                <text:p>1148.4844777849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59">
                <text:p>1659</text:p>
              </table:table-cell>
              <table:table-cell office:value-type="float" office:value="1407.68313147807">
                <text:p>1407.6831314780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41">
                <text:p>1741</text:p>
              </table:table-cell>
              <table:table-cell office:value-type="float" office:value="1671.39759800092">
                <text:p>1671.397598000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18">
                <text:p>1318</text:p>
              </table:table-cell>
              <table:table-cell office:value-type="float" office:value="1938.977936108">
                <text:p>1938.97793610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250">
                <text:p>1250</text:p>
              </table:table-cell>
              <table:table-cell office:value-type="float" office:value="2209.93818514256">
                <text:p>2209.9381851425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03">
                <text:p>1403</text:p>
              </table:table-cell>
              <table:table-cell office:value-type="float" office:value="2483.90114315855">
                <text:p>2483.9011431585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395">
                <text:p>1395</text:p>
              </table:table-cell>
              <table:table-cell office:value-type="float" office:value="2760.56547541971">
                <text:p>2760.5654754197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733">
                <text:p>1733</text:p>
              </table:table-cell>
              <table:table-cell office:value-type="float" office:value="3039.68488806258">
                <text:p>3039.6848880625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829">
                <text:p>1829</text:p>
              </table:table-cell>
              <table:table-cell office:value-type="float" office:value="3321.05429359745">
                <text:p>3321.054293597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32">
                <text:p>2832</text:p>
              </table:table-cell>
              <table:table-cell office:value-type="float" office:value="3604.50025862601">
                <text:p>3604.500258626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098">
                <text:p>3098</text:p>
              </table:table-cell>
              <table:table-cell office:value-type="float" office:value="3889.87419461356">
                <text:p>3889.8741946135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973">
                <text:p>2973</text:p>
              </table:table-cell>
              <table:table-cell office:value-type="float" office:value="4177.0473723579">
                <text:p>4177.047372357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73">
                <text:p>3073</text:p>
              </table:table-cell>
              <table:table-cell office:value-type="float" office:value="4465.90718755127">
                <text:p>4465.9071875512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509">
                <text:p>3509</text:p>
              </table:table-cell>
              <table:table-cell office:value-type="float" office:value="4756.35430794476">
                <text:p>4756.3543079447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013">
                <text:p>8013</text:p>
              </table:table-cell>
              <table:table-cell office:value-type="float" office:value="5048.30045633273">
                <text:p>5048.3004563327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205">
                <text:p>9205</text:p>
              </table:table-cell>
              <table:table-cell office:value-type="float" office:value="5341.66666149449">
                <text:p>5341.6666614944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9360">
                <text:p>9360</text:p>
              </table:table-cell>
              <table:table-cell office:value-type="float" office:value="5636.38185976505">
                <text:p>5636.3818597650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0508">
                <text:p>10508</text:p>
              </table:table-cell>
              <table:table-cell office:value-type="float" office:value="5932.38176353454">
                <text:p>5932.3817635345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554">
                <text:p>9554</text:p>
              </table:table-cell>
              <table:table-cell office:value-type="float" office:value="6229.60793586757">
                <text:p>6229.6079358675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1766">
                <text:p>11766</text:p>
              </table:table-cell>
              <table:table-cell office:value-type="float" office:value="6528.00702633803">
                <text:p>6528.0070263380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1698">
                <text:p>11698</text:p>
              </table:table-cell>
              <table:table-cell office:value-type="float" office:value="6827.530134427">
                <text:p>6827.53013442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4328">
                <text:p>14328</text:p>
              </table:table-cell>
              <table:table-cell office:value-type="float" office:value="7128.13227492551">
                <text:p>7128.1322749255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2129">
                <text:p>12129</text:p>
              </table:table-cell>
              <table:table-cell office:value-type="float" office:value="7429.77192569347">
                <text:p>7429.7719256934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549">
                <text:p>12549</text:p>
              </table:table-cell>
              <table:table-cell office:value-type="float" office:value="7732.41064250036">
                <text:p>7732.4106425003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170">
                <text:p>4170</text:p>
              </table:table-cell>
              <table:table-cell office:value-type="float" office:value="8036.01272895199">
                <text:p>8036.0127289519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215">
                <text:p>5215</text:p>
              </table:table-cell>
              <table:table-cell office:value-type="float" office:value="8340.5449519932">
                <text:p>8340.5449519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39cm" svg:height="8.854cm" xlink:href=".." xlink:type="simple" chart:class="chart:line" chart:style-name="ch1">
        <chart:title svg:x="6.86cm" svg:y="0.313cm" chart:style-name="ch2">
          <text:p>HeapSort</text:p>
        </chart:title>
        <chart:legend chart:legend-position="end" svg:x="12.12cm" svg:y="3.879cm" style:legend-expansion="high" chart:style-name="ch3"/>
        <chart:plot-area chart:style-name="ch4" table:cell-range-address="Hoja1.A2:Hoja1.A31 Hoja1.N1:Hoja1.N31 Hoja1.Q1:Hoja1.Q31" chart:data-source-has-labels="both" svg:x="1.325cm" svg:y="1.269cm" svg:width="10.481cm" svg:height="6.427cm">
          <chart:coordinate-region svg:x="2.502cm" svg:y="1.468cm" svg:width="9.304cm" svg:height="5.043cm"/>
          <chart:axis chart:dimension="x" chart:name="primary-x" chart:style-name="ch5" chartooo:axis-type="auto">
            <chartooo:date-scale/>
            <chart:title svg:x="5.912cm" svg:y="7.873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439cm" chart:style-name="ch7">
              <text:p>Tiempo (ms)</text:p>
            </chart:title>
            <chart:grid chart:style-name="ch8" chart:class="major"/>
          </chart:axis>
          <chart:series chart:style-name="ch9" chart:values-cell-range-address="Hoja1.N2:Hoja1.N31" chart:label-cell-address="Hoja1.N1:Hoja1.N1" chart:class="chart:line">
            <chart:data-point chart:repeated="30"/>
          </chart:series>
          <chart:series chart:style-name="ch10" chart:values-cell-range-address="Hoja1.Q2:Hoja1.Q31" chart:label-cell-address="Hoja1.Q1:Hoja1.Q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  <draw:g>
                  <svg:desc>Hoja1.N1:Hoja1.N1</svg:desc>
                </draw:g>
              </table:table-cell>
              <table:table-cell office:value-type="string">
                <text:p>Tiempo teórico</text:p>
                <draw:g>
                  <svg:desc>Hoja1.Q1:Hoja1.Q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319">
                <text:p>319</text:p>
                <draw:g>
                  <svg:desc>Hoja1.N2:Hoja1.N31</svg:desc>
                </draw:g>
              </table:table-cell>
              <table:table-cell office:value-type="float" office:value="346.817580394768">
                <text:p>346.817580394768</text:p>
                <draw:g>
                  <svg:desc>Hoja1.Q2:Hoja1.Q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763.236823937824">
                <text:p>763.23682393782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5">
                <text:p>505</text:p>
              </table:table-cell>
              <table:table-cell office:value-type="float" office:value="1205.92678030109">
                <text:p>1205.9267803010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3">
                <text:p>1623</text:p>
              </table:table-cell>
              <table:table-cell office:value-type="float" office:value="1665.67697417222">
                <text:p>1665.676974172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26">
                <text:p>1226</text:p>
              </table:table-cell>
              <table:table-cell office:value-type="float" office:value="2138.11304476107">
                <text:p>2138.1130447610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0">
                <text:p>2200</text:p>
              </table:table-cell>
              <table:table-cell office:value-type="float" office:value="2620.65855004705">
                <text:p>2620.6585500470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09">
                <text:p>1809</text:p>
              </table:table-cell>
              <table:table-cell office:value-type="float" office:value="3111.61106344296">
                <text:p>3111.6110634429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721">
                <text:p>2721</text:p>
              </table:table-cell>
              <table:table-cell office:value-type="float" office:value="3609.76060093758">
                <text:p>3609.760600937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545">
                <text:p>3545</text:p>
              </table:table-cell>
              <table:table-cell office:value-type="float" office:value="4114.20245825365">
                <text:p>4114.202458253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282">
                <text:p>4282</text:p>
              </table:table-cell>
              <table:table-cell office:value-type="float" office:value="4624.23440526358">
                <text:p>4624.2344052635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833">
                <text:p>3833</text:p>
              </table:table-cell>
              <table:table-cell office:value-type="float" office:value="5139.29545246954">
                <text:p>5139.2954524695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0310">
                <text:p>10310</text:p>
              </table:table-cell>
              <table:table-cell office:value-type="float" office:value="5658.92707898382">
                <text:p>5658.9270789838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2281">
                <text:p>12281</text:p>
              </table:table-cell>
              <table:table-cell office:value-type="float" office:value="6182.74747708887">
                <text:p>6182.7474770888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2043">
                <text:p>12043</text:p>
              </table:table-cell>
              <table:table-cell office:value-type="float" office:value="6710.43376892392">
                <text:p>6710.4337689239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4324">
                <text:p>14324</text:p>
              </table:table-cell>
              <table:table-cell office:value-type="float" office:value="7241.70932986717">
                <text:p>7241.7093298671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3492">
                <text:p>13492</text:p>
              </table:table-cell>
              <table:table-cell office:value-type="float" office:value="7776.33450706146">
                <text:p>7776.3345070614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5535">
                <text:p>5535</text:p>
              </table:table-cell>
              <table:table-cell office:value-type="float" office:value="8314.09966707774">
                <text:p>8314.0996670777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195">
                <text:p>6195</text:p>
              </table:table-cell>
              <table:table-cell office:value-type="float" office:value="8854.81988484188">
                <text:p>8854.8198848418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7999">
                <text:p>7999</text:p>
              </table:table-cell>
              <table:table-cell office:value-type="float" office:value="9398.33081625647">
                <text:p>9398.3308162564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542">
                <text:p>8542</text:p>
              </table:table-cell>
              <table:table-cell office:value-type="float" office:value="9944.48544201002">
                <text:p>9944.4854420100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8661">
                <text:p>8661</text:p>
              </table:table-cell>
              <table:table-cell office:value-type="float" office:value="10493.1514641464">
                <text:p>10493.151464146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8186">
                <text:p>8186</text:p>
              </table:table-cell>
              <table:table-cell office:value-type="float" office:value="11044.2091995702">
                <text:p>11044.209199570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763">
                <text:p>9763</text:p>
              </table:table-cell>
              <table:table-cell office:value-type="float" office:value="11597.5498572823">
                <text:p>11597.549857282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5055">
                <text:p>15055</text:p>
              </table:table-cell>
              <table:table-cell office:value-type="float" office:value="12153.0741157471">
                <text:p>12153.074115747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2652">
                <text:p>22652</text:p>
              </table:table-cell>
              <table:table-cell office:value-type="float" office:value="12710.6909377415">
                <text:p>12710.690937741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4282">
                <text:p>14282</text:p>
              </table:table-cell>
              <table:table-cell office:value-type="float" office:value="13270.3165751055">
                <text:p>13270.316575105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0613">
                <text:p>10613</text:p>
              </table:table-cell>
              <table:table-cell office:value-type="float" office:value="13831.8737268121">
                <text:p>13831.873726812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6182">
                <text:p>6182</text:p>
              </table:table-cell>
              <table:table-cell office:value-type="float" office:value="14395.2908219239">
                <text:p>14395.290821923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6817">
                <text:p>6817</text:p>
              </table:table-cell>
              <table:table-cell office:value-type="float" office:value="14960.5014051012">
                <text:p>14960.501405101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479">
                <text:p>8479</text:p>
              </table:table-cell>
              <table:table-cell office:value-type="float" office:value="15527.4436069586">
                <text:p>15527.44360695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MergeSort vs HeapSort</text:p>
        </chart:title>
        <chart:legend chart:legend-position="end" svg:x="13.068cm" svg:y="3.952cm" style:legend-expansion="high" chart:style-name="ch3"/>
        <chart:plot-area chart:style-name="ch4" table:cell-range-address="Hoja1.A2:Hoja1.A31 Hoja1.J1:Hoja1.J31 Hoja1.N1:Hoja1.N31" chart:data-source-has-labels="both" svg:x="1.331cm" svg:y="1.275cm" svg:width="11.417cm" svg:height="6.564cm">
          <chart:coordinate-region svg:x="2.508cm" svg:y="1.474cm" svg:width="10.24cm" svg:height="5.179cm"/>
          <chart:axis chart:dimension="x" chart:name="primary-x" chart:style-name="ch5" chartooo:axis-type="auto">
            <chartooo:date-scale/>
            <chart:title svg:x="6.386cm" svg:y="8.019cm" chart:style-name="ch6">
              <text:p>Tamaño</text:p>
            </chart:title>
            <chart:categories table:cell-range-address="Hoja1.A2:Hoja1.A31"/>
          </chart:axis>
          <chart:axis chart:dimension="y" chart:name="primary-y" chart:style-name="ch5">
            <chart:title svg:x="0.451cm" svg:y="5.514cm" chart:style-name="ch7">
              <text:p>Tiempo (ms)</text:p>
            </chart:title>
            <chart:grid chart:style-name="ch8" chart:class="major"/>
          </chart:axis>
          <chart:series chart:style-name="ch9" chart:values-cell-range-address="Hoja1.J2:Hoja1.J31" chart:label-cell-address="Hoja1.J1:Hoja1.J1" chart:class="chart:line">
            <chart:data-point chart:repeated="30"/>
          </chart:series>
          <chart:series chart:style-name="ch10" chart:values-cell-range-address="Hoja1.N2:Hoja1.N31" chart:label-cell-address="Hoja1.N1:Hoja1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Hoja1.J1:Hoja1.J1</svg:desc>
                </draw:g>
              </table:table-cell>
              <table:table-cell office:value-type="string">
                <text:p>HeapSort</text:p>
                <draw:g>
                  <svg:desc>Hoja1.N1:Hoja1.N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:Hoja1.A31</svg:desc>
                </draw:g>
              </table:table-cell>
              <table:table-cell office:value-type="float" office:value="77">
                <text:p>77</text:p>
                <draw:g>
                  <svg:desc>Hoja1.J2:Hoja1.J31</svg:desc>
                </draw:g>
              </table:table-cell>
              <table:table-cell office:value-type="float" office:value="319">
                <text:p>319</text:p>
                <draw:g>
                  <svg:desc>Hoja1.N2:Hoja1.N3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50">
                <text:p>25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61">
                <text:p>46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24">
                <text:p>82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59">
                <text:p>1659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41">
                <text:p>174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18">
                <text:p>1318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250">
                <text:p>1250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03">
                <text:p>1403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395">
                <text:p>1395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733">
                <text:p>1733</text:p>
              </table:table-cell>
              <table:table-cell office:value-type="float" office:value="10310">
                <text:p>1031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829">
                <text:p>1829</text:p>
              </table:table-cell>
              <table:table-cell office:value-type="float" office:value="12281">
                <text:p>1228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32">
                <text:p>2832</text:p>
              </table:table-cell>
              <table:table-cell office:value-type="float" office:value="12043">
                <text:p>1204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098">
                <text:p>3098</text:p>
              </table:table-cell>
              <table:table-cell office:value-type="float" office:value="14324">
                <text:p>1432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973">
                <text:p>2973</text:p>
              </table:table-cell>
              <table:table-cell office:value-type="float" office:value="13492">
                <text:p>1349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73">
                <text:p>3073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509">
                <text:p>3509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013">
                <text:p>8013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205">
                <text:p>9205</text:p>
              </table:table-cell>
              <table:table-cell office:value-type="float" office:value="8542">
                <text:p>854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9360">
                <text:p>9360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0508">
                <text:p>10508</text:p>
              </table:table-cell>
              <table:table-cell office:value-type="float" office:value="8186">
                <text:p>818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554">
                <text:p>9554</text:p>
              </table:table-cell>
              <table:table-cell office:value-type="float" office:value="9763">
                <text:p>976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1766">
                <text:p>11766</text:p>
              </table:table-cell>
              <table:table-cell office:value-type="float" office:value="15055">
                <text:p>1505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1698">
                <text:p>11698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4328">
                <text:p>14328</text:p>
              </table:table-cell>
              <table:table-cell office:value-type="float" office:value="14282">
                <text:p>1428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2129">
                <text:p>12129</text:p>
              </table:table-cell>
              <table:table-cell office:value-type="float" office:value="10613">
                <text:p>1061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549">
                <text:p>12549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170">
                <text:p>4170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215">
                <text:p>5215</text:p>
              </table:table-cell>
              <table:table-cell office:value-type="float" office:value="8479">
                <text:p>84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